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99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91.64pt"/>
    </style:style>
    <style:style style:name="co4" style:family="table-column">
      <style:table-column-properties fo:break-before="auto" style:column-width="19.45pt"/>
    </style:style>
    <style:style style:name="co5" style:family="table-column">
      <style:table-column-properties fo:break-before="auto" style:column-width="92.41pt"/>
    </style:style>
    <style:style style:name="co6" style:family="table-column">
      <style:table-column-properties fo:break-before="auto" style:column-width="71.5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abulka">
      <style:table-properties table:display="true" style:writing-mode="lr-tb"/>
    </style:style>
    <style:style style:name="ta2" style:family="table" style:master-page-name="PageStyle_5f_Týmy">
      <style:table-properties table:display="true" style:writing-mode="lr-tb"/>
    </style:style>
    <style:style style:name="ta3" style:family="table" style:master-page-name="PageStyle_5f_tool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1" style:apply-style-name="ConditionalStyle_5f_1" style:base-cell-address="Tabulka.A2"/>
    </style:style>
    <style:style style:name="ce2" style:family="table-cell" style:parent-style-name="Default">
      <style:table-cell-properties fo:background-color="#a4c2f4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2.49pt solid #000000" fo:background-color="#34a85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2" style:apply-style-name="ConditionalStyle_5f_3" style:base-cell-address="Týmy.C3"/>
    </style:style>
    <style:style style:name="ce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2" style:apply-style-name="ConditionalStyle_5f_3" style:base-cell-address="Týmy.C3"/>
    </style:style>
    <style:style style:name="ce37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00ff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tools.$A$3:.$H$7])" table:allow-empty-cell="true" table:display-list="no" table:base-cell-address="Týmy.B2">
          <table:error-message table:message-type="stop" table:display="true"/>
        </table:content-validation>
      </table:content-validations>
      <table:table table:name="Tabulk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/>
          <table:table-cell table:style-name="ce2" office:value-type="string" calcext:value-type="string">
            <text:p>Tým:</text:p>
          </table:table-cell>
          <table:table-cell table:style-name="ce5" office:value-type="string" calcext:value-type="string">
            <text:p>Rating:</text:p>
          </table:table-cell>
          <table:table-cell table:style-name="ce8" office:value-type="string" calcext:value-type="string">
            <text:p>Skóre:</text:p>
          </table:table-cell>
          <table:table-cell table:style-name="ce12" office:value-type="string" calcext:value-type="string">
            <text:p>Výhry (2:0):</text:p>
          </table:table-cell>
          <table:table-cell table:style-name="ce16" office:value-type="string" calcext:value-type="string">
            <text:p>Remízy (1:1):</text:p>
          </table:table-cell>
          <table:table-cell table:style-name="ce19" office:value-type="string" calcext:value-type="string">
            <text:p>Prohry (0:2):</text:p>
          </table:table-cell>
          <table:table-cell table:number-columns-repeated="1017"/>
        </table:table-row>
        <table:table-row table:style-name="ro1">
          <table:table-cell table:style-name="ce1" table:formula="of:=RANK([.C2];[.$C$2:.$C$7];)" office:value-type="float" office:value="1" calcext:value-type="float">
            <text:p>1</text:p>
          </table:table-cell>
          <table:table-cell table:style-name="ce3" table:number-matrix-columns-spanned="1" table:number-matrix-rows-spanned="1" table:formula="of:=xlookup([.C2];[$tools.$L$2:.$L$7];[$tools.$M$2:.$M$7];&quot;&quot;)" office:value-type="string" office:string-value="" calcext:value-type="error">
            <text:p>#NAME?</text:p>
          </table:table-cell>
          <table:table-cell table:style-name="ce6" table:formula="of:=LARGE([$tools.$L$2:.$L$7];1)" office:value-type="float" office:value="1.31" calcext:value-type="float">
            <text:p>1.31</text:p>
          </table:table-cell>
          <table:table-cell table:style-name="ce9" table:number-matrix-columns-spanned="1" table:number-matrix-rows-spanned="1" table:formula="of:=xlookup([.C2];[$tools.$L$2:.$L$7];[$tools.$N$2:.$N$7];&quot;&quot;)" office:value-type="string" office:string-value="" calcext:value-type="error">
            <text:p>#NAME?</text:p>
          </table:table-cell>
          <table:table-cell table:style-name="ce13" table:number-matrix-columns-spanned="1" table:number-matrix-rows-spanned="1" table:formula="of:=xlookup([.C2];[$tools.$L$2:.$L$7];[$tools.$O$2:.$O$7];&quot;&quot;)" office:value-type="string" office:string-value="" calcext:value-type="error">
            <text:p>#NAME?</text:p>
          </table:table-cell>
          <table:table-cell table:style-name="ce17" table:number-matrix-columns-spanned="1" table:number-matrix-rows-spanned="1" table:formula="of:=xlookup([.C2];[$tools.$L$2:.$L$7];[$tools.$P$2:.$P$7];&quot;&quot;)" office:value-type="string" office:string-value="" calcext:value-type="error">
            <text:p>#NAME?</text:p>
          </table:table-cell>
          <table:table-cell table:style-name="ce20" table:number-matrix-columns-spanned="1" table:number-matrix-rows-spanned="1" table:formula="of:=xlookup([.C2];[$tools.$L$2:.$L$7];[$tools.$Q$2:.$Q$7];&quot;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 table:style-name="ce1" table:formula="of:=RANK([.C3];[.$C$2:.$C$7];)" office:value-type="float" office:value="2" calcext:value-type="float">
            <text:p>2</text:p>
          </table:table-cell>
          <table:table-cell table:style-name="ce3" table:number-matrix-columns-spanned="1" table:number-matrix-rows-spanned="1" table:formula="of:=xlookup([.C3];[$tools.$L$2:.$L$7];[$tools.$M$2:.$M$7];&quot;&quot;)" office:value-type="string" office:string-value="" calcext:value-type="error">
            <text:p>#NAME?</text:p>
          </table:table-cell>
          <table:table-cell table:style-name="ce6" table:formula="of:=LARGE([$tools.$L$2:.$L$7];2)" office:value-type="float" office:value="1.25" calcext:value-type="float">
            <text:p>1.25</text:p>
          </table:table-cell>
          <table:table-cell table:style-name="ce10" table:number-matrix-columns-spanned="1" table:number-matrix-rows-spanned="1" table:formula="of:=xlookup([.C3];[$tools.$L$2:.$L$7];[$tools.$N$2:.$N$7];&quot;&quot;)" office:value-type="string" office:string-value="" calcext:value-type="error">
            <text:p>#NAME?</text:p>
          </table:table-cell>
          <table:table-cell table:style-name="ce14" table:number-matrix-columns-spanned="1" table:number-matrix-rows-spanned="1" table:formula="of:=xlookup([.C3];[$tools.$L$2:.$L$7];[$tools.$O$2:.$O$7];&quot;&quot;)" office:value-type="string" office:string-value="" calcext:value-type="error">
            <text:p>#NAME?</text:p>
          </table:table-cell>
          <table:table-cell table:style-name="ce17" table:number-matrix-columns-spanned="1" table:number-matrix-rows-spanned="1" table:formula="of:=xlookup([.C3];[$tools.$L$2:.$L$7];[$tools.$P$2:.$P$7];&quot;&quot;)" office:value-type="string" office:string-value="" calcext:value-type="error">
            <text:p>#NAME?</text:p>
          </table:table-cell>
          <table:table-cell table:style-name="ce20" table:number-matrix-columns-spanned="1" table:number-matrix-rows-spanned="1" table:formula="of:=xlookup([.C3];[$tools.$L$2:.$L$7];[$tools.$Q$2:.$Q$7];&quot;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 table:style-name="ce1" table:formula="of:=RANK([.C4];[.$C$2:.$C$7];)" office:value-type="float" office:value="3" calcext:value-type="float">
            <text:p>3</text:p>
          </table:table-cell>
          <table:table-cell table:style-name="ce3" table:number-matrix-columns-spanned="1" table:number-matrix-rows-spanned="1" table:formula="of:=xlookup([.C4];[$tools.$L$2:.$L$7];[$tools.$M$2:.$M$7];&quot;&quot;)" office:value-type="string" office:string-value="" calcext:value-type="error">
            <text:p>#NAME?</text:p>
          </table:table-cell>
          <table:table-cell table:style-name="ce6" table:formula="of:=LARGE([$tools.$L$2:.$L$7];3)" office:value-type="float" office:value="0.99" calcext:value-type="float">
            <text:p>0.99</text:p>
          </table:table-cell>
          <table:table-cell table:style-name="ce10" table:number-matrix-columns-spanned="1" table:number-matrix-rows-spanned="1" table:formula="of:=xlookup([.C4];[$tools.$L$2:.$L$7];[$tools.$N$2:.$N$7];&quot;&quot;)" office:value-type="string" office:string-value="" calcext:value-type="error">
            <text:p>#NAME?</text:p>
          </table:table-cell>
          <table:table-cell table:style-name="ce14" table:number-matrix-columns-spanned="1" table:number-matrix-rows-spanned="1" table:formula="of:=xlookup([.C4];[$tools.$L$2:.$L$7];[$tools.$O$2:.$O$7];&quot;&quot;)" office:value-type="string" office:string-value="" calcext:value-type="error">
            <text:p>#NAME?</text:p>
          </table:table-cell>
          <table:table-cell table:style-name="ce17" table:number-matrix-columns-spanned="1" table:number-matrix-rows-spanned="1" table:formula="of:=xlookup([.C4];[$tools.$L$2:.$L$7];[$tools.$P$2:.$P$7];&quot;&quot;)" office:value-type="string" office:string-value="" calcext:value-type="error">
            <text:p>#NAME?</text:p>
          </table:table-cell>
          <table:table-cell table:style-name="ce20" table:number-matrix-columns-spanned="1" table:number-matrix-rows-spanned="1" table:formula="of:=xlookup([.C4];[$tools.$L$2:.$L$7];[$tools.$Q$2:.$Q$7];&quot;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 table:style-name="ce1" table:formula="of:=RANK([.C5];[.$C$2:.$C$7];)" office:value-type="float" office:value="4" calcext:value-type="float">
            <text:p>4</text:p>
          </table:table-cell>
          <table:table-cell table:style-name="ce3" table:number-matrix-columns-spanned="1" table:number-matrix-rows-spanned="1" table:formula="of:=xlookup([.C5];[$tools.$L$2:.$L$7];[$tools.$M$2:.$M$7];&quot;&quot;)" office:value-type="string" office:string-value="" calcext:value-type="error">
            <text:p>#NAME?</text:p>
          </table:table-cell>
          <table:table-cell table:style-name="ce6" table:formula="of:=LARGE([$tools.$L$2:.$L$7];4)" office:value-type="float" office:value="0.97" calcext:value-type="float">
            <text:p>0.97</text:p>
          </table:table-cell>
          <table:table-cell table:style-name="ce10" table:number-matrix-columns-spanned="1" table:number-matrix-rows-spanned="1" table:formula="of:=xlookup([.C5];[$tools.$L$2:.$L$7];[$tools.$N$2:.$N$7];&quot;&quot;)" office:value-type="string" office:string-value="" calcext:value-type="error">
            <text:p>#NAME?</text:p>
          </table:table-cell>
          <table:table-cell table:style-name="ce14" table:number-matrix-columns-spanned="1" table:number-matrix-rows-spanned="1" table:formula="of:=xlookup([.C5];[$tools.$L$2:.$L$7];[$tools.$O$2:.$O$7];&quot;&quot;)" office:value-type="string" office:string-value="" calcext:value-type="error">
            <text:p>#NAME?</text:p>
          </table:table-cell>
          <table:table-cell table:style-name="ce17" table:number-matrix-columns-spanned="1" table:number-matrix-rows-spanned="1" table:formula="of:=xlookup([.C5];[$tools.$L$2:.$L$7];[$tools.$P$2:.$P$7];&quot;&quot;)" office:value-type="string" office:string-value="" calcext:value-type="error">
            <text:p>#NAME?</text:p>
          </table:table-cell>
          <table:table-cell table:style-name="ce20" table:number-matrix-columns-spanned="1" table:number-matrix-rows-spanned="1" table:formula="of:=xlookup([.C5];[$tools.$L$2:.$L$7];[$tools.$Q$2:.$Q$7];&quot;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 table:style-name="ce1" table:formula="of:=RANK([.C6];[.$C$2:.$C$7];)" office:value-type="float" office:value="5" calcext:value-type="float">
            <text:p>5</text:p>
          </table:table-cell>
          <table:table-cell table:style-name="ce3" table:number-matrix-columns-spanned="1" table:number-matrix-rows-spanned="1" table:formula="of:=xlookup([.C6];[$tools.$L$2:.$L$7];[$tools.$M$2:.$M$7];&quot;&quot;)" office:value-type="string" office:string-value="" calcext:value-type="error">
            <text:p>#NAME?</text:p>
          </table:table-cell>
          <table:table-cell table:style-name="ce6" table:formula="of:=LARGE([$tools.$L$2:.$L$7];5)" office:value-type="float" office:value="0.84" calcext:value-type="float">
            <text:p>0.84</text:p>
          </table:table-cell>
          <table:table-cell table:style-name="ce10" table:number-matrix-columns-spanned="1" table:number-matrix-rows-spanned="1" table:formula="of:=xlookup([.C6];[$tools.$L$2:.$L$7];[$tools.$N$2:.$N$7];&quot;&quot;)" office:value-type="string" office:string-value="" calcext:value-type="error">
            <text:p>#NAME?</text:p>
          </table:table-cell>
          <table:table-cell table:style-name="ce14" table:number-matrix-columns-spanned="1" table:number-matrix-rows-spanned="1" table:formula="of:=xlookup([.C6];[$tools.$L$2:.$L$7];[$tools.$O$2:.$O$7];&quot;&quot;)" office:value-type="string" office:string-value="" calcext:value-type="error">
            <text:p>#NAME?</text:p>
          </table:table-cell>
          <table:table-cell table:style-name="ce17" table:number-matrix-columns-spanned="1" table:number-matrix-rows-spanned="1" table:formula="of:=xlookup([.C6];[$tools.$L$2:.$L$7];[$tools.$P$2:.$P$7];&quot;&quot;)" office:value-type="string" office:string-value="" calcext:value-type="error">
            <text:p>#NAME?</text:p>
          </table:table-cell>
          <table:table-cell table:style-name="ce20" table:number-matrix-columns-spanned="1" table:number-matrix-rows-spanned="1" table:formula="of:=xlookup([.C6];[$tools.$L$2:.$L$7];[$tools.$Q$2:.$Q$7];&quot;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 table:style-name="ce1" table:formula="of:=RANK([.C7];[.$C$2:.$C$7];)" office:value-type="float" office:value="6" calcext:value-type="float">
            <text:p>6</text:p>
          </table:table-cell>
          <table:table-cell table:style-name="ce4" table:number-matrix-columns-spanned="1" table:number-matrix-rows-spanned="1" table:formula="of:=xlookup([.C7];[$tools.$L$2:.$L$7];[$tools.$M$2:.$M$7];&quot;&quot;)" office:value-type="string" office:string-value="" calcext:value-type="error">
            <text:p>#NAME?</text:p>
          </table:table-cell>
          <table:table-cell table:style-name="ce7" table:formula="of:=LARGE([$tools.$L$2:.$L$7];6)" office:value-type="float" office:value="0.74" calcext:value-type="float">
            <text:p>0.74</text:p>
          </table:table-cell>
          <table:table-cell table:style-name="ce11" table:number-matrix-columns-spanned="1" table:number-matrix-rows-spanned="1" table:formula="of:=xlookup([.C7];[$tools.$L$2:.$L$7];[$tools.$N$2:.$N$7];&quot;&quot;)" office:value-type="string" office:string-value="" calcext:value-type="error">
            <text:p>#NAME?</text:p>
          </table:table-cell>
          <table:table-cell table:style-name="ce15" table:number-matrix-columns-spanned="1" table:number-matrix-rows-spanned="1" table:formula="of:=xlookup([.C7];[$tools.$L$2:.$L$7];[$tools.$O$2:.$O$7];&quot;&quot;)" office:value-type="string" office:string-value="" calcext:value-type="error">
            <text:p>#NAME?</text:p>
          </table:table-cell>
          <table:table-cell table:style-name="ce18" table:number-matrix-columns-spanned="1" table:number-matrix-rows-spanned="1" table:formula="of:=xlookup([.C7];[$tools.$L$2:.$L$7];[$tools.$P$2:.$P$7];&quot;&quot;)" office:value-type="string" office:string-value="" calcext:value-type="error">
            <text:p>#NAME?</text:p>
          </table:table-cell>
          <table:table-cell table:style-name="ce21" table:number-matrix-columns-spanned="1" table:number-matrix-rows-spanned="1" table:formula="of:=xlookup([.C7];[$tools.$L$2:.$L$7];[$tools.$Q$2:.$Q$7];&quot;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abulka.A2:Tabulka.A7">
            <calcext:condition calcext:apply-style-name="ConditionalStyle_1" calcext:value="=1" calcext:base-cell-address="Tabulka.A2"/>
          </calcext:conditional-format>
          <calcext:conditional-format calcext:target-range-address="Tabulka.A2:Tabulka.A7">
            <calcext:condition calcext:apply-style-name="ConditionalStyle_2" calcext:value="=2" calcext:base-cell-address="Tabulka.A2"/>
          </calcext:conditional-format>
          <calcext:conditional-format calcext:target-range-address="Tabulka.C2:Tabulka.C7">
            <calcext:color-scale>
              <calcext:color-scale-entry calcext:value="0" calcext:type="minimum" calcext:color="#ea4335"/>
              <calcext:color-scale-entry calcext:value="50" calcext:type="percentile" calcext:color="#fbbc04"/>
              <calcext:color-scale-entry calcext:value="0" calcext:type="maximum" calcext:color="#34a853"/>
            </calcext:color-scale>
          </calcext:conditional-format>
          <calcext:conditional-format calcext:target-range-address="Tabulka.G2:Tabulka.G7">
            <calcext:color-scale>
              <calcext:color-scale-entry calcext:value="0" calcext:type="minimum" calcext:color="#e67c73"/>
              <calcext:color-scale-entry calcext:value="0" calcext:type="maximum" calcext:color="#fff1f1"/>
            </calcext:color-scale>
          </calcext:conditional-format>
          <calcext:conditional-format calcext:target-range-address="Tabulka.F2:Tabulka.F7">
            <calcext:color-scale>
              <calcext:color-scale-entry calcext:value="0" calcext:type="minimum" calcext:color="#ffd666"/>
              <calcext:color-scale-entry calcext:value="0" calcext:type="maximum" calcext:color="#fff9e9"/>
            </calcext:color-scale>
          </calcext:conditional-format>
          <calcext:conditional-format calcext:target-range-address="Tabulka.E2:Tabulka.E7">
            <calcext:color-scale>
              <calcext:color-scale-entry calcext:value="0" calcext:type="minimum" calcext:color="#cce7da"/>
              <calcext:color-scale-entry calcext:value="0" calcext:type="maximum" calcext:color="#57bb8a"/>
            </calcext:color-scale>
          </calcext:conditional-format>
          <calcext:conditional-format calcext:target-range-address="Tabulka.D2:Tabulka.D7">
            <calcext:color-scale>
              <calcext:color-scale-entry calcext:value="0" calcext:type="minimum" calcext:color="#dee9fd"/>
              <calcext:color-scale-entry calcext:value="0" calcext:type="maximum" calcext:color="#71a1ec"/>
            </calcext:color-scale>
          </calcext:conditional-format>
        </calcext:conditional-formats>
      </table:table>
      <table:table table:name="Týmy" table:style-name="ta2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column table:style-name="co2" table:number-columns-repeated="998" table:default-cell-style-name="Default"/>
        <table:table-row table:style-name="ro1">
          <table:table-cell table:style-name="ce22" office:value-type="string" calcext:value-type="string">
            <text:p>Skóre:</text:p>
          </table:table-cell>
          <table:table-cell table:style-name="ce28" office:value-type="string" calcext:value-type="string">
            <text:p>Tým:</text:p>
          </table:table-cell>
          <table:table-cell table:style-name="ce33" office:value-type="string" calcext:value-type="string" table:number-columns-spanned="2" table:number-rows-spanned="2">
            <text:p>VS</text:p>
          </table:table-cell>
          <table:covered-table-cell table:style-name="ce37"/>
          <table:table-cell table:style-name="ce40" office:value-type="string" calcext:value-type="string">
            <text:p>Soupeř:</text:p>
          </table:table-cell>
          <table:table-cell table:style-name="ce33" office:value-type="string" calcext:value-type="string" table:number-columns-spanned="2" table:number-rows-spanned="2">
            <text:p>VS</text:p>
          </table:table-cell>
          <table:covered-table-cell table:style-name="ce37"/>
          <table:table-cell table:style-name="ce40" office:value-type="string" calcext:value-type="string">
            <text:p>Soupeř:</text:p>
          </table:table-cell>
          <table:table-cell table:style-name="ce33" office:value-type="string" calcext:value-type="string" table:number-columns-spanned="2" table:number-rows-spanned="2">
            <text:p>VS</text:p>
          </table:table-cell>
          <table:covered-table-cell table:style-name="ce37"/>
          <table:table-cell table:style-name="ce40" office:value-type="string" calcext:value-type="string">
            <text:p>Soupeř:</text:p>
          </table:table-cell>
          <table:table-cell table:style-name="ce33" office:value-type="string" calcext:value-type="string" table:number-columns-spanned="2" table:number-rows-spanned="2">
            <text:p>VS</text:p>
          </table:table-cell>
          <table:covered-table-cell table:style-name="ce37"/>
          <table:table-cell table:style-name="ce40" office:value-type="string" calcext:value-type="string">
            <text:p>Soupeř:</text:p>
          </table:table-cell>
          <table:table-cell table:style-name="ce33" office:value-type="string" calcext:value-type="string" table:number-columns-spanned="2" table:number-rows-spanned="2">
            <text:p>VS</text:p>
          </table:table-cell>
          <table:covered-table-cell table:style-name="ce37"/>
          <table:table-cell table:style-name="ce28" office:value-type="string" calcext:value-type="string">
            <text:p>Soupeř:</text:p>
          </table:table-cell>
          <table:table-cell/>
          <table:table-cell table:style-name="ce46" table:formula="of:=[.B2]" office:value-type="string" office:string-value="týms0" calcext:value-type="string" table:number-columns-spanned="2" table:number-rows-spanned="2">
            <text:p>týms0</text:p>
          </table:table-cell>
          <table:covered-table-cell table:style-name="ce55"/>
          <table:table-cell table:number-columns-repeated="7"/>
          <table:table-cell table:style-name="ce63"/>
          <table:table-cell table:number-columns-repeated="996"/>
        </table:table-row>
        <table:table-row table:style-name="ro1">
          <table:table-cell table:style-name="ce23" table:formula="of:=([.T4])" office:value-type="float" office:value="21" calcext:value-type="float">
            <text:p>21</text:p>
          </table:table-cell>
          <table:table-cell table:style-name="ce29" table:content-validation-name="val1" office:value-type="string" calcext:value-type="string">
            <text:p>týms0</text:p>
          </table:table-cell>
          <table:covered-table-cell table:number-columns-repeated="2" table:style-name="ce34"/>
          <table:table-cell table:style-name="ce41" table:content-validation-name="val1" office:value-type="string" calcext:value-type="string">
            <text:p>týms1</text:p>
          </table:table-cell>
          <table:covered-table-cell table:number-columns-repeated="2" table:style-name="ce34"/>
          <table:table-cell table:style-name="ce41" table:content-validation-name="val1" office:value-type="string" calcext:value-type="string">
            <text:p>týms2</text:p>
          </table:table-cell>
          <table:covered-table-cell table:number-columns-repeated="2" table:style-name="ce34"/>
          <table:table-cell table:style-name="ce41" table:content-validation-name="val1" office:value-type="string" calcext:value-type="string">
            <text:p>týms3</text:p>
          </table:table-cell>
          <table:covered-table-cell table:number-columns-repeated="2" table:style-name="ce34"/>
          <table:table-cell table:style-name="ce41" table:content-validation-name="val1" office:value-type="string" calcext:value-type="string">
            <text:p>týms4</text:p>
          </table:table-cell>
          <table:covered-table-cell table:number-columns-repeated="2" table:style-name="ce34"/>
          <table:table-cell table:style-name="ce4" table:content-validation-name="val1" office:value-type="string" calcext:value-type="string">
            <text:p>týms5</text:p>
          </table:table-cell>
          <table:table-cell/>
          <table:covered-table-cell table:style-name="ce47"/>
          <table:covered-table-cell table:style-name="ce56"/>
          <table:table-cell table:number-columns-repeated="1004"/>
        </table:table-row>
        <table:table-row table:style-name="ro1">
          <table:table-cell table:style-name="ce24" office:value-type="string" calcext:value-type="string">
            <text:p>kapitán</text:p>
          </table:table-cell>
          <table:table-cell table:style-name="ce30" table:formula="of:=VLOOKUP([.$B2];[$tools.$A$1:.$H$14];2)" office:value-type="string" office:string-value="kapitán" calcext:value-type="string">
            <text:p>kapitán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VLOOKUP([.$E2];[$tools.$A$1:.$H$14];2)" office:value-type="string" office:string-value="kapitán" calcext:value-type="string">
            <text:p>kapitán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VLOOKUP([.$H2];[$tools.$A$1:.$H$14];2)" office:value-type="string" office:string-value="kapitán" calcext:value-type="string">
            <text:p>kapitán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K2];[$tools.$A$1:.$H$14];2)" office:value-type="string" office:string-value="kapitán" calcext:value-type="string">
            <text:p>kapitán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VLOOKUP([.$N2];[$tools.$A$1:.$H$14];2)" office:value-type="string" office:string-value="kapitán" calcext:value-type="string">
            <text:p>kapitán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4" table:formula="of:=VLOOKUP([.$Q2];[$tools.$A$1:.$H$14];2)" office:value-type="string" office:string-value="kapitán" calcext:value-type="string">
            <text:p>kapitán</text:p>
          </table:table-cell>
          <table:table-cell/>
          <table:table-cell table:style-name="ce48" office:value-type="string" calcext:value-type="string">
            <text:p>Rating:</text:p>
          </table:table-cell>
          <table:table-cell table:style-name="ce57" table:formula="of:=ROUND((([.T4]/[.$U$4])+([.T5]/[.$U$5])+([.$U$6]/[.T6])+([.$U$7]/[.T7]))/4;2)" office:value-type="float" office:value="1.31" calcext:value-type="float">
            <text:p>1.31</text:p>
          </table:table-cell>
          <table:table-cell table:style-name="ce63" office:value-type="string" calcext:value-type="string">
            <text:p>avg %</text:p>
          </table:table-cell>
          <table:table-cell table:number-columns-repeated="1003"/>
        </table:table-row>
        <table:table-row table:style-name="ro1">
          <table:table-cell table:style-name="ce24" office:value-type="string" calcext:value-type="string">
            <text:p>hráč 1</text:p>
          </table:table-cell>
          <table:table-cell table:style-name="ce30" table:formula="of:=VLOOKUP([.$B2];[$tools.$A$1:.$H$14];3)" office:value-type="string" office:string-value="hráč 1" calcext:value-type="string">
            <text:p>hráč 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E2];[$tools.$A$1:.$H$14];3)" office:value-type="string" office:string-value="hráč 1" calcext:value-type="string">
            <text:p>hráč 1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VLOOKUP([.$H2];[$tools.$A$1:.$H$14];3)" office:value-type="string" office:string-value="hráč 1" calcext:value-type="string">
            <text:p>hráč 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K2];[$tools.$A$1:.$H$14];3)" office:value-type="string" office:string-value="hráč 1" calcext:value-type="string">
            <text:p>hráč 1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VLOOKUP([.$N2];[$tools.$A$1:.$H$14];3)" office:value-type="string" office:string-value="hráč 1" calcext:value-type="string">
            <text:p>hráč 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4" table:formula="of:=VLOOKUP([.$Q2];[$tools.$A$1:.$H$14];3)" office:value-type="string" office:string-value="hráč 1" calcext:value-type="string">
            <text:p>hráč 1</text:p>
          </table:table-cell>
          <table:table-cell/>
          <table:table-cell table:style-name="ce49" office:value-type="string" calcext:value-type="string">
            <text:p>Skóre:</text:p>
          </table:table-cell>
          <table:table-cell table:style-name="ce58" table:formula="of:=SUM([.C3:.C9];[.F3:.F9];[.I3:.I9];[.L3:.L9];[.O3:.O9])/2" office:value-type="float" office:value="21" calcext:value-type="float">
            <text:p>21</text:p>
          </table:table-cell>
          <table:table-cell table:style-name="ce38" table:formula="of:=AVERAGE([.T4];[.T15];[.T26];[.T37];[.T48];[.T59])" office:value-type="float" office:value="17.5" calcext:value-type="float">
            <text:p>17.5</text:p>
          </table:table-cell>
          <table:table-cell table:number-columns-repeated="1003"/>
        </table:table-row>
        <table:table-row table:style-name="ro1">
          <table:table-cell table:style-name="ce24" office:value-type="string" calcext:value-type="string">
            <text:p>hráč 2</text:p>
          </table:table-cell>
          <table:table-cell table:style-name="ce30" table:formula="of:=VLOOKUP([.$B2];[$tools.$A$1:.$H$14];4)" office:value-type="string" office:string-value="hráč 2" calcext:value-type="string">
            <text:p>hráč 2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VLOOKUP([.$E2];[$tools.$A$1:.$H$14];4)" office:value-type="string" office:string-value="hráč 2" calcext:value-type="string">
            <text:p>hráč 2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VLOOKUP([.$H2];[$tools.$A$1:.$H$14];4)" office:value-type="string" office:string-value="hráč 2" calcext:value-type="string">
            <text:p>hráč 2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K2];[$tools.$A$1:.$H$14];4)" office:value-type="string" office:string-value="hráč 2" calcext:value-type="string">
            <text:p>hráč 2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VLOOKUP([.$N2];[$tools.$A$1:.$H$14];4)" office:value-type="string" office:string-value="hráč 2" calcext:value-type="string">
            <text:p>hráč 2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4" table:formula="of:=VLOOKUP([.$Q2];[$tools.$A$1:.$H$14];4)" office:value-type="string" office:string-value="hráč 2" calcext:value-type="string">
            <text:p>hráč 2</text:p>
          </table:table-cell>
          <table:table-cell/>
          <table:table-cell table:style-name="ce50" office:value-type="string" calcext:value-type="string">
            <text:p>Výhry (2:0):</text:p>
          </table:table-cell>
          <table:table-cell table:style-name="ce59" table:number-matrix-columns-spanned="1" table:number-matrix-rows-spanned="1" table:formula="of:=COUNTIF({[.C3:.C9]|[.F3:.F9]|[.I3:.I9]|[.L3:.L9]|[.O3:.O9]})" office:value-type="string" office:string-value="" calcext:value-type="error">
            <text:p>Err:512</text:p>
          </table:table-cell>
          <table:table-cell table:style-name="ce38" table:formula="of:=AVERAGE([.T5];[.T16];[.T27];[.T38];[.T49];[.T60])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1">
          <table:table-cell table:style-name="ce24" office:value-type="string" calcext:value-type="string">
            <text:p>hráč 3</text:p>
          </table:table-cell>
          <table:table-cell table:style-name="ce30" table:formula="of:=VLOOKUP([.$B2];[$tools.$A$1:.$H$14];5)" office:value-type="string" office:string-value="hráč 3" calcext:value-type="string">
            <text:p>hráč 3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E2];[$tools.$A$1:.$H$14];5)" office:value-type="string" office:string-value="hráč 3" calcext:value-type="string">
            <text:p>hráč 3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H2];[$tools.$A$1:.$H$14];5)" office:value-type="string" office:string-value="hráč 3" calcext:value-type="string">
            <text:p>hráč 3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K2];[$tools.$A$1:.$H$14];5)" office:value-type="string" office:string-value="hráč 3" calcext:value-type="string">
            <text:p>hráč 3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N2];[$tools.$A$1:.$H$14];5)" office:value-type="string" office:string-value="hráč 3" calcext:value-type="string">
            <text:p>hráč 3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4" table:formula="of:=VLOOKUP([.$Q2];[$tools.$A$1:.$H$14];5)" office:value-type="string" office:string-value="hráč 3" calcext:value-type="string">
            <text:p>hráč 3</text:p>
          </table:table-cell>
          <table:table-cell/>
          <table:table-cell table:style-name="ce50" office:value-type="string" calcext:value-type="string">
            <text:p>Remízy (1:1):</text:p>
          </table:table-cell>
          <table:table-cell table:style-name="ce60" table:number-matrix-columns-spanned="1" table:number-matrix-rows-spanned="1" table:formula="of:=COUNTIF({[.C3:.C9]|[.F3:.F9]|[.I3:.I9]|[.L3:.L9]|[.O3:.O9]})" office:value-type="string" office:string-value="" calcext:value-type="error">
            <text:p>Err:512</text:p>
          </table:table-cell>
          <table:table-cell table:style-name="ce38" table:formula="of:=AVERAGE([.T6];[.T17];[.T28];[.T39];[.T50];[.T61])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1">
          <table:table-cell table:style-name="ce24" office:value-type="string" calcext:value-type="string">
            <text:p>hráč 4</text:p>
          </table:table-cell>
          <table:table-cell table:style-name="ce30" table:formula="of:=VLOOKUP([.$B2];[$tools.$A$1:.$H$14];6)" office:value-type="string" office:string-value="hráč 4" calcext:value-type="string">
            <text:p>hráč 4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VLOOKUP([.$E2];[$tools.$A$1:.$H$14];6)" office:value-type="string" office:string-value="hráč 4" calcext:value-type="string">
            <text:p>hráč 4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VLOOKUP([.$H2];[$tools.$A$1:.$H$14];6)" office:value-type="string" office:string-value="hráč 4" calcext:value-type="string">
            <text:p>hráč 4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VLOOKUP([.$K2];[$tools.$A$1:.$H$14];6)" office:value-type="string" office:string-value="hráč 4" calcext:value-type="string">
            <text:p>hráč 4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VLOOKUP([.$N2];[$tools.$A$1:.$H$14];6)" office:value-type="string" office:string-value="hráč 4" calcext:value-type="string">
            <text:p>hráč 4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4" table:formula="of:=VLOOKUP([.$Q2];[$tools.$A$1:.$H$14];6)" office:value-type="string" office:string-value="hráč 4" calcext:value-type="string">
            <text:p>hráč 4</text:p>
          </table:table-cell>
          <table:table-cell/>
          <table:table-cell table:style-name="ce51" office:value-type="string" calcext:value-type="string">
            <text:p>Prohry (0:2):</text:p>
          </table:table-cell>
          <table:table-cell table:style-name="ce61" table:number-matrix-columns-spanned="1" table:number-matrix-rows-spanned="1" table:formula="of:=COUNTIF({[.C3:.C9]|[.F3:.F9]|[.I3:.I9]|[.L3:.L9]|[.O3:.O9]})" office:value-type="string" office:string-value="" calcext:value-type="error">
            <text:p>Err:512</text:p>
          </table:table-cell>
          <table:table-cell table:style-name="ce38" table:formula="of:=AVERAGE([.T7];[.T18];[.T29];[.T40];[.T51];[.T62])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1">
          <table:table-cell table:style-name="ce24" office:value-type="string" calcext:value-type="string">
            <text:p>náhradník 1</text:p>
          </table:table-cell>
          <table:table-cell table:style-name="ce30" table:formula="of:=VLOOKUP([.$B2];[$tools.$A$1:.$H$14];7)" office:value-type="string" office:string-value="náhradník 1" calcext:value-type="string">
            <text:p>náhradník 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E2];[$tools.$A$1:.$H$14];7)" office:value-type="string" office:string-value="náhradník 1" calcext:value-type="string">
            <text:p>náhradník 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H2];[$tools.$A$1:.$H$14];7)" office:value-type="string" office:string-value="náhradník 1" calcext:value-type="string">
            <text:p>náhradník 1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K2];[$tools.$A$1:.$H$14];7)" office:value-type="string" office:string-value="náhradník 1" calcext:value-type="string">
            <text:p>náhradník 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N2];[$tools.$A$1:.$H$14];7)" office:value-type="string" office:string-value="náhradník 1" calcext:value-type="string">
            <text:p>náhradník 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4" table:formula="of:=VLOOKUP([.$Q2];[$tools.$A$1:.$H$14];7)" office:value-type="string" office:string-value="náhradník 1" calcext:value-type="string">
            <text:p>náhradník 1</text:p>
          </table:table-cell>
          <table:table-cell table:number-columns-repeated="1007"/>
        </table:table-row>
        <table:table-row table:style-name="ro1">
          <table:table-cell table:style-name="ce25" office:value-type="string" calcext:value-type="string">
            <text:p>náhradník 2</text:p>
          </table:table-cell>
          <table:table-cell table:style-name="ce31" table:formula="of:=VLOOKUP([.$B2];[$tools.$A$1:.$H$14];8)" office:value-type="string" office:string-value="náhradník 2" calcext:value-type="string">
            <text:p>náhradník 2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43" table:formula="of:=VLOOKUP([.$E2];[$tools.$A$1:.$H$14];8)" office:value-type="string" office:string-value="náhradník 2" calcext:value-type="string">
            <text:p>náhradník 2</text:p>
          </table:table-cell>
          <table:table-cell table:style-name="ce36" office:value-type="float" office:value="2" calcext:value-type="float">
            <text:p>2</text:p>
          </table:table-cell>
          <table:table-cell table:style-name="ce39" office:value-type="float" office:value="0" calcext:value-type="float">
            <text:p>0</text:p>
          </table:table-cell>
          <table:table-cell table:style-name="ce43" table:formula="of:=VLOOKUP([.$H2];[$tools.$A$1:.$H$14];8)" office:value-type="string" office:string-value="náhradník 2" calcext:value-type="string">
            <text:p>náhradník 2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3" table:formula="of:=VLOOKUP([.$K2];[$tools.$A$1:.$H$14];8)" office:value-type="string" office:string-value="náhradník 2" calcext:value-type="string">
            <text:p>náhradník 2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43" table:formula="of:=VLOOKUP([.$N2];[$tools.$A$1:.$H$14];8)" office:value-type="string" office:string-value="náhradník 2" calcext:value-type="string">
            <text:p>náhradník 2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5" table:formula="of:=VLOOKUP([.$Q2];[$tools.$A$1:.$H$14];8)" office:value-type="string" office:string-value="náhradník 2" calcext:value-type="string">
            <text:p>náhradník 2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30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22" office:value-type="string" calcext:value-type="string">
            <text:p>Skóre:</text:p>
          </table:table-cell>
          <table:table-cell table:style-name="ce28" office:value-type="string" calcext:value-type="string">
            <text:p>Tým:</text:p>
          </table:table-cell>
          <table:table-cell table:style-name="ce33" office:value-type="string" calcext:value-type="string" table:number-columns-spanned="2" table:number-rows-spanned="2">
            <text:p>VS</text:p>
          </table:table-cell>
          <table:covered-table-cell table:style-name="ce37"/>
          <table:table-cell table:style-name="ce40" office:value-type="string" calcext:value-type="string">
            <text:p>Soupeř:</text:p>
          </table:table-cell>
          <table:table-cell table:style-name="ce33" office:value-type="string" calcext:value-type="string" table:number-columns-spanned="2" table:number-rows-spanned="2">
            <text:p>VS</text:p>
          </table:table-cell>
          <table:covered-table-cell table:style-name="ce37"/>
          <table:table-cell table:style-name="ce40" office:value-type="string" calcext:value-type="string">
            <text:p>Soupeř:</text:p>
          </table:table-cell>
          <table:table-cell table:style-name="ce33" office:value-type="string" calcext:value-type="string" table:number-columns-spanned="2" table:number-rows-spanned="2">
            <text:p>VS</text:p>
          </table:table-cell>
          <table:covered-table-cell table:style-name="ce37"/>
          <table:table-cell table:style-name="ce40" office:value-type="string" calcext:value-type="string">
            <text:p>Soupeř:</text:p>
          </table:table-cell>
          <table:table-cell table:style-name="ce33" office:value-type="string" calcext:value-type="string" table:number-columns-spanned="2" table:number-rows-spanned="2">
            <text:p>VS</text:p>
          </table:table-cell>
          <table:covered-table-cell table:style-name="ce37"/>
          <table:table-cell table:style-name="ce40" office:value-type="string" calcext:value-type="string">
            <text:p>Soupeř:</text:p>
          </table:table-cell>
          <table:table-cell table:style-name="ce33" office:value-type="string" calcext:value-type="string" table:number-columns-spanned="2" table:number-rows-spanned="2">
            <text:p>VS</text:p>
          </table:table-cell>
          <table:covered-table-cell table:style-name="ce37"/>
          <table:table-cell table:style-name="ce28" office:value-type="string" calcext:value-type="string">
            <text:p>Soupeř:</text:p>
          </table:table-cell>
          <table:table-cell/>
          <table:table-cell table:style-name="ce46" table:formula="of:=[.B13]" office:value-type="string" office:string-value="týms1" calcext:value-type="string" table:number-columns-spanned="2" table:number-rows-spanned="2">
            <text:p>týms1</text:p>
          </table:table-cell>
          <table:covered-table-cell table:style-name="ce55"/>
          <table:table-cell table:number-columns-repeated="1004"/>
        </table:table-row>
        <table:table-row table:style-name="ro1">
          <table:table-cell table:style-name="ce23" table:formula="of:=[.T15]" office:value-type="float" office:value="21" calcext:value-type="float">
            <text:p>21</text:p>
          </table:table-cell>
          <table:table-cell table:style-name="ce29" table:content-validation-name="val1" office:value-type="string" calcext:value-type="string">
            <text:p>týms1</text:p>
          </table:table-cell>
          <table:covered-table-cell table:number-columns-repeated="2" table:style-name="ce34"/>
          <table:table-cell table:style-name="ce41" table:content-validation-name="val1" office:value-type="string" calcext:value-type="string">
            <text:p>týms0</text:p>
          </table:table-cell>
          <table:covered-table-cell table:number-columns-repeated="2" table:style-name="ce34"/>
          <table:table-cell table:style-name="ce41" table:content-validation-name="val1" office:value-type="string" calcext:value-type="string">
            <text:p>týms2</text:p>
          </table:table-cell>
          <table:covered-table-cell table:number-columns-repeated="2" table:style-name="ce34"/>
          <table:table-cell table:style-name="ce41" table:content-validation-name="val1" office:value-type="string" calcext:value-type="string">
            <text:p>týms3</text:p>
          </table:table-cell>
          <table:covered-table-cell table:number-columns-repeated="2" table:style-name="ce34"/>
          <table:table-cell table:style-name="ce41" table:content-validation-name="val1" office:value-type="string" calcext:value-type="string">
            <text:p>týms4</text:p>
          </table:table-cell>
          <table:covered-table-cell table:number-columns-repeated="2" table:style-name="ce34"/>
          <table:table-cell table:style-name="ce4" table:content-validation-name="val1" office:value-type="string" calcext:value-type="string">
            <text:p>týms5</text:p>
          </table:table-cell>
          <table:table-cell/>
          <table:covered-table-cell table:style-name="ce47"/>
          <table:covered-table-cell table:style-name="ce56"/>
          <table:table-cell table:number-columns-repeated="1004"/>
        </table:table-row>
        <table:table-row table:style-name="ro1">
          <table:table-cell table:style-name="ce26" office:value-type="string" calcext:value-type="string">
            <text:p>kapitán</text:p>
          </table:table-cell>
          <table:table-cell table:style-name="ce30" table:formula="of:=VLOOKUP([.$B13];[$tools.$A$1:.$H$14];2)" office:value-type="string" office:string-value="kapitán" calcext:value-type="string">
            <text:p>kapitán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E13];[$tools.$A$1:.$H$14];2)" office:value-type="string" office:string-value="kapitán" calcext:value-type="string">
            <text:p>kapitán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VLOOKUP([.$H13];[$tools.$A$1:.$H$14];2)" office:value-type="string" office:string-value="kapitán" calcext:value-type="string">
            <text:p>kapitán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VLOOKUP([.$K13];[$tools.$A$1:.$H$14];2)" office:value-type="string" office:string-value="kapitán" calcext:value-type="string">
            <text:p>kapitán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N13];[$tools.$A$1:.$H$14];2)" office:value-type="string" office:string-value="kapitán" calcext:value-type="string">
            <text:p>kapitán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4" table:formula="of:=VLOOKUP([.$Q13];[$tools.$A$1:.$H$14];2)" office:value-type="string" office:string-value="kapitán" calcext:value-type="string">
            <text:p>kapitán</text:p>
          </table:table-cell>
          <table:table-cell/>
          <table:table-cell table:style-name="ce48" office:value-type="string" calcext:value-type="string">
            <text:p>Rating:</text:p>
          </table:table-cell>
          <table:table-cell table:style-name="ce57" table:formula="of:=ROUND((([.T15]/[.$U$4])+([.T16]/[.$U$5])+([.$U$6]/[.T17])+([.$U$7]/[.T18]))/4;2)" office:value-type="float" office:value="1.25" calcext:value-type="float">
            <text:p>1.25</text:p>
          </table:table-cell>
          <table:table-cell table:number-columns-repeated="1004"/>
        </table:table-row>
        <table:table-row table:style-name="ro1">
          <table:table-cell table:style-name="ce24" office:value-type="string" calcext:value-type="string">
            <text:p>hráč 1</text:p>
          </table:table-cell>
          <table:table-cell table:style-name="ce30" table:formula="of:=VLOOKUP([.$B13];[$tools.$A$1:.$H$14];3)" office:value-type="string" office:string-value="hráč 1" calcext:value-type="string">
            <text:p>hráč 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E13];[$tools.$A$1:.$H$14];3)" office:value-type="string" office:string-value="hráč 1" calcext:value-type="string">
            <text:p>hráč 1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VLOOKUP([.$H13];[$tools.$A$1:.$H$14];3)" office:value-type="string" office:string-value="hráč 1" calcext:value-type="string">
            <text:p>hráč 1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K13];[$tools.$A$1:.$H$14];3)" office:value-type="string" office:string-value="hráč 1" calcext:value-type="string">
            <text:p>hráč 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N13];[$tools.$A$1:.$H$14];3)" office:value-type="string" office:string-value="hráč 1" calcext:value-type="string">
            <text:p>hráč 1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4" table:formula="of:=VLOOKUP([.$Q13];[$tools.$A$1:.$H$14];3)" office:value-type="string" office:string-value="hráč 1" calcext:value-type="string">
            <text:p>hráč 1</text:p>
          </table:table-cell>
          <table:table-cell/>
          <table:table-cell table:style-name="ce49" office:value-type="string" calcext:value-type="string">
            <text:p>Skóre:</text:p>
          </table:table-cell>
          <table:table-cell table:style-name="ce62" table:formula="of:=SUM([.C14:.C20];[.F14:.F20];[.I14:.I20];[.L14:.L20];[.O14:.O20])/2" office:value-type="float" office:value="21" calcext:value-type="float">
            <text:p>21</text:p>
          </table:table-cell>
          <table:table-cell table:number-columns-repeated="1004"/>
        </table:table-row>
        <table:table-row table:style-name="ro1">
          <table:table-cell table:style-name="ce24" office:value-type="string" calcext:value-type="string">
            <text:p>hráč 2</text:p>
          </table:table-cell>
          <table:table-cell table:style-name="ce30" table:formula="of:=VLOOKUP([.$B13];[$tools.$A$1:.$H$14];4)" office:value-type="string" office:string-value="hráč 2" calcext:value-type="string">
            <text:p>hráč 2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E13];[$tools.$A$1:.$H$14];4)" office:value-type="string" office:string-value="hráč 2" calcext:value-type="string">
            <text:p>hráč 2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VLOOKUP([.$H13];[$tools.$A$1:.$H$14];4)" office:value-type="string" office:string-value="hráč 2" calcext:value-type="string">
            <text:p>hráč 2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K13];[$tools.$A$1:.$H$14];4)" office:value-type="string" office:string-value="hráč 2" calcext:value-type="string">
            <text:p>hráč 2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VLOOKUP([.$N13];[$tools.$A$1:.$H$14];4)" office:value-type="string" office:string-value="hráč 2" calcext:value-type="string">
            <text:p>hráč 2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4" table:formula="of:=VLOOKUP([.$Q13];[$tools.$A$1:.$H$14];4)" office:value-type="string" office:string-value="hráč 2" calcext:value-type="string">
            <text:p>hráč 2</text:p>
          </table:table-cell>
          <table:table-cell/>
          <table:table-cell table:style-name="ce50" office:value-type="string" calcext:value-type="string">
            <text:p>Výhry (2:0):</text:p>
          </table:table-cell>
          <table:table-cell table:style-name="ce59" table:number-matrix-columns-spanned="1" table:number-matrix-rows-spanned="1" table:formula="of:=COUNTIF({[.C14:.C20]|[.F14:.F20]|[.I14:.I20]|[.L14:.L20]|[.O14:.O20]})" office:value-type="string" office:string-value="" calcext:value-type="error">
            <text:p>Err:512</text:p>
          </table:table-cell>
          <table:table-cell table:number-columns-repeated="1004"/>
        </table:table-row>
        <table:table-row table:style-name="ro1">
          <table:table-cell table:style-name="ce24" office:value-type="string" calcext:value-type="string">
            <text:p>hráč 3</text:p>
          </table:table-cell>
          <table:table-cell table:style-name="ce30" table:formula="of:=VLOOKUP([.$B13];[$tools.$A$1:.$H$14];5)" office:value-type="string" office:string-value="hráč 3" calcext:value-type="string">
            <text:p>hráč 3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VLOOKUP([.$E13];[$tools.$A$1:.$H$14];5)" office:value-type="string" office:string-value="hráč 3" calcext:value-type="string">
            <text:p>hráč 3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H13];[$tools.$A$1:.$H$14];5)" office:value-type="string" office:string-value="hráč 3" calcext:value-type="string">
            <text:p>hráč 3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K13];[$tools.$A$1:.$H$14];5)" office:value-type="string" office:string-value="hráč 3" calcext:value-type="string">
            <text:p>hráč 3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N13];[$tools.$A$1:.$H$14];5)" office:value-type="string" office:string-value="hráč 3" calcext:value-type="string">
            <text:p>hráč 3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4" table:formula="of:=VLOOKUP([.$Q13];[$tools.$A$1:.$H$14];5)" office:value-type="string" office:string-value="hráč 3" calcext:value-type="string">
            <text:p>hráč 3</text:p>
          </table:table-cell>
          <table:table-cell/>
          <table:table-cell table:style-name="ce50" office:value-type="string" calcext:value-type="string">
            <text:p>Remízy (1:1):</text:p>
          </table:table-cell>
          <table:table-cell table:style-name="ce60" table:number-matrix-columns-spanned="1" table:number-matrix-rows-spanned="1" table:formula="of:=COUNTIF({[.C14:.C20]|[.F14:.F20]|[.I14:.I20]|[.L14:.L20]|[.O14:.O20]})" office:value-type="string" office:string-value="" calcext:value-type="error">
            <text:p>Err:512</text:p>
          </table:table-cell>
          <table:table-cell table:number-columns-repeated="1004"/>
        </table:table-row>
        <table:table-row table:style-name="ro1">
          <table:table-cell table:style-name="ce24" office:value-type="string" calcext:value-type="string">
            <text:p>hráč 4</text:p>
          </table:table-cell>
          <table:table-cell table:style-name="ce30" table:formula="of:=VLOOKUP([.$B13];[$tools.$A$1:.$H$14];6)" office:value-type="string" office:string-value="hráč 4" calcext:value-type="string">
            <text:p>hráč 4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E13];[$tools.$A$1:.$H$14];6)" office:value-type="string" office:string-value="hráč 4" calcext:value-type="string">
            <text:p>hráč 4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VLOOKUP([.$H13];[$tools.$A$1:.$H$14];6)" office:value-type="string" office:string-value="hráč 4" calcext:value-type="string">
            <text:p>hráč 4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VLOOKUP([.$K13];[$tools.$A$1:.$H$14];6)" office:value-type="string" office:string-value="hráč 4" calcext:value-type="string">
            <text:p>hráč 4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VLOOKUP([.$N13];[$tools.$A$1:.$H$14];6)" office:value-type="string" office:string-value="hráč 4" calcext:value-type="string">
            <text:p>hráč 4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4" table:formula="of:=VLOOKUP([.$Q13];[$tools.$A$1:.$H$14];6)" office:value-type="string" office:string-value="hráč 4" calcext:value-type="string">
            <text:p>hráč 4</text:p>
          </table:table-cell>
          <table:table-cell/>
          <table:table-cell table:style-name="ce51" office:value-type="string" calcext:value-type="string">
            <text:p>Prohry (0:2):</text:p>
          </table:table-cell>
          <table:table-cell table:style-name="ce61" table:number-matrix-columns-spanned="1" table:number-matrix-rows-spanned="1" table:formula="of:=COUNTIF({[.C14:.C20]|[.F14:.F20]|[.I14:.I20]|[.L14:.L20]|[.O14:.O20]})" office:value-type="string" office:string-value="" calcext:value-type="error">
            <text:p>Err:512</text:p>
          </table:table-cell>
          <table:table-cell table:number-columns-repeated="1004"/>
        </table:table-row>
        <table:table-row table:style-name="ro1">
          <table:table-cell table:style-name="ce24" office:value-type="string" calcext:value-type="string">
            <text:p>náhradník 1</text:p>
          </table:table-cell>
          <table:table-cell table:style-name="ce30" table:formula="of:=VLOOKUP([.$B13];[$tools.$A$1:.$H$14];7)" office:value-type="string" office:string-value="náhradník 1" calcext:value-type="string">
            <text:p>náhradník 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E13];[$tools.$A$1:.$H$14];7)" office:value-type="string" office:string-value="náhradník 1" calcext:value-type="string">
            <text:p>náhradník 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H13];[$tools.$A$1:.$H$14];7)" office:value-type="string" office:string-value="náhradník 1" calcext:value-type="string">
            <text:p>náhradník 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K13];[$tools.$A$1:.$H$14];7)" office:value-type="string" office:string-value="náhradník 1" calcext:value-type="string">
            <text:p>náhradník 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N13];[$tools.$A$1:.$H$14];7)" office:value-type="string" office:string-value="náhradník 1" calcext:value-type="string">
            <text:p>náhradník 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4" table:formula="of:=VLOOKUP([.$Q13];[$tools.$A$1:.$H$14];7)" office:value-type="string" office:string-value="náhradník 1" calcext:value-type="string">
            <text:p>náhradník 1</text:p>
          </table:table-cell>
          <table:table-cell table:number-columns-repeated="1007"/>
        </table:table-row>
        <table:table-row table:style-name="ro1">
          <table:table-cell table:style-name="ce25" office:value-type="string" calcext:value-type="string">
            <text:p>náhradník 2</text:p>
          </table:table-cell>
          <table:table-cell table:style-name="ce31" table:formula="of:=VLOOKUP([.$B13];[$tools.$A$1:.$H$14];8)" office:value-type="string" office:string-value="náhradník 2" calcext:value-type="string">
            <text:p>náhradník 2</text:p>
          </table:table-cell>
          <table:table-cell table:style-name="ce36" office:value-type="float" office:value="2" calcext:value-type="float">
            <text:p>2</text:p>
          </table:table-cell>
          <table:table-cell table:style-name="ce39" office:value-type="float" office:value="0" calcext:value-type="float">
            <text:p>0</text:p>
          </table:table-cell>
          <table:table-cell table:style-name="ce43" table:formula="of:=VLOOKUP([.$E13];[$tools.$A$1:.$H$14];8)" office:value-type="string" office:string-value="náhradník 2" calcext:value-type="string">
            <text:p>náhradník 2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3" table:formula="of:=VLOOKUP([.$H13];[$tools.$A$1:.$H$14];8)" office:value-type="string" office:string-value="náhradník 2" calcext:value-type="string">
            <text:p>náhradník 2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43" table:formula="of:=VLOOKUP([.$K13];[$tools.$A$1:.$H$14];8)" office:value-type="string" office:string-value="náhradník 2" calcext:value-type="string">
            <text:p>náhradník 2</text:p>
          </table:table-cell>
          <table:table-cell table:style-name="ce36" office:value-type="float" office:value="2" calcext:value-type="float">
            <text:p>2</text:p>
          </table:table-cell>
          <table:table-cell table:style-name="ce39" office:value-type="float" office:value="0" calcext:value-type="float">
            <text:p>0</text:p>
          </table:table-cell>
          <table:table-cell table:style-name="ce43" table:formula="of:=VLOOKUP([.$N13];[$tools.$A$1:.$H$14];8)" office:value-type="string" office:string-value="náhradník 2" calcext:value-type="string">
            <text:p>náhradník 2</text:p>
          </table:table-cell>
          <table:table-cell table:style-name="ce36" office:value-type="float" office:value="2" calcext:value-type="float">
            <text:p>2</text:p>
          </table:table-cell>
          <table:table-cell table:style-name="ce39" office:value-type="float" office:value="0" calcext:value-type="float">
            <text:p>0</text:p>
          </table:table-cell>
          <table:table-cell table:style-name="ce45" table:formula="of:=VLOOKUP([.$Q13];[$tools.$A$1:.$H$14];8)" office:value-type="string" office:string-value="náhradník 2" calcext:value-type="string">
            <text:p>náhradník 2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30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22" office:value-type="string" calcext:value-type="string">
            <text:p>Skóre:</text:p>
          </table:table-cell>
          <table:table-cell table:style-name="ce28" office:value-type="string" calcext:value-type="string">
            <text:p>Tým:</text:p>
          </table:table-cell>
          <table:table-cell table:style-name="ce33" office:value-type="string" calcext:value-type="string" table:number-columns-spanned="2" table:number-rows-spanned="2">
            <text:p>VS</text:p>
          </table:table-cell>
          <table:covered-table-cell table:style-name="ce37"/>
          <table:table-cell table:style-name="ce40" office:value-type="string" calcext:value-type="string">
            <text:p>Soupeř:</text:p>
          </table:table-cell>
          <table:table-cell table:style-name="ce33" office:value-type="string" calcext:value-type="string" table:number-columns-spanned="2" table:number-rows-spanned="2">
            <text:p>VS</text:p>
          </table:table-cell>
          <table:covered-table-cell table:style-name="ce37"/>
          <table:table-cell table:style-name="ce40" office:value-type="string" calcext:value-type="string">
            <text:p>Soupeř:</text:p>
          </table:table-cell>
          <table:table-cell table:style-name="ce33" office:value-type="string" calcext:value-type="string" table:number-columns-spanned="2" table:number-rows-spanned="2">
            <text:p>VS</text:p>
          </table:table-cell>
          <table:covered-table-cell table:style-name="ce37"/>
          <table:table-cell table:style-name="ce40" office:value-type="string" calcext:value-type="string">
            <text:p>Soupeř:</text:p>
          </table:table-cell>
          <table:table-cell table:style-name="ce33" office:value-type="string" calcext:value-type="string" table:number-columns-spanned="2" table:number-rows-spanned="2">
            <text:p>VS</text:p>
          </table:table-cell>
          <table:covered-table-cell table:style-name="ce37"/>
          <table:table-cell table:style-name="ce40" office:value-type="string" calcext:value-type="string">
            <text:p>Soupeř:</text:p>
          </table:table-cell>
          <table:table-cell table:style-name="ce33" office:value-type="string" calcext:value-type="string" table:number-columns-spanned="2" table:number-rows-spanned="2">
            <text:p>VS</text:p>
          </table:table-cell>
          <table:covered-table-cell table:style-name="ce37"/>
          <table:table-cell table:style-name="ce28" office:value-type="string" calcext:value-type="string">
            <text:p>Soupeř:</text:p>
          </table:table-cell>
          <table:table-cell/>
          <table:table-cell table:style-name="ce46" table:formula="of:=[.B24]" office:value-type="string" office:string-value="týms2" calcext:value-type="string" table:number-columns-spanned="2" table:number-rows-spanned="2">
            <text:p>týms2</text:p>
          </table:table-cell>
          <table:covered-table-cell table:style-name="ce55"/>
          <table:table-cell table:number-columns-repeated="1004"/>
        </table:table-row>
        <table:table-row table:style-name="ro1">
          <table:table-cell table:style-name="ce23" table:formula="of:=[.T26]" office:value-type="float" office:value="17.5" calcext:value-type="float">
            <text:p>17.5</text:p>
          </table:table-cell>
          <table:table-cell table:style-name="ce29" table:content-validation-name="val1" office:value-type="string" calcext:value-type="string">
            <text:p>týms2</text:p>
          </table:table-cell>
          <table:covered-table-cell table:number-columns-repeated="2" table:style-name="ce34"/>
          <table:table-cell table:style-name="ce41" table:content-validation-name="val1" office:value-type="string" calcext:value-type="string">
            <text:p>týms0</text:p>
          </table:table-cell>
          <table:covered-table-cell table:number-columns-repeated="2" table:style-name="ce34"/>
          <table:table-cell table:style-name="ce41" table:content-validation-name="val1" office:value-type="string" calcext:value-type="string">
            <text:p>týms1</text:p>
          </table:table-cell>
          <table:covered-table-cell table:number-columns-repeated="2" table:style-name="ce34"/>
          <table:table-cell table:style-name="ce41" table:content-validation-name="val1" office:value-type="string" calcext:value-type="string">
            <text:p>týms3</text:p>
          </table:table-cell>
          <table:covered-table-cell table:number-columns-repeated="2" table:style-name="ce34"/>
          <table:table-cell table:style-name="ce41" table:content-validation-name="val1" office:value-type="string" calcext:value-type="string">
            <text:p>týms4</text:p>
          </table:table-cell>
          <table:covered-table-cell table:number-columns-repeated="2" table:style-name="ce34"/>
          <table:table-cell table:style-name="ce4" table:content-validation-name="val1" office:value-type="string" calcext:value-type="string">
            <text:p>týms5</text:p>
          </table:table-cell>
          <table:table-cell/>
          <table:covered-table-cell table:style-name="ce47"/>
          <table:covered-table-cell table:style-name="ce56"/>
          <table:table-cell table:number-columns-repeated="1004"/>
        </table:table-row>
        <table:table-row table:style-name="ro1">
          <table:table-cell table:style-name="ce26" office:value-type="string" calcext:value-type="string">
            <text:p>kapitán</text:p>
          </table:table-cell>
          <table:table-cell table:style-name="ce30" table:formula="of:=VLOOKUP([.$B24];[$tools.$A$1:.$H$14];2)" office:value-type="string" office:string-value="kapitán" calcext:value-type="string">
            <text:p>kapitán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E24];[$tools.$A$1:.$H$14];2)" office:value-type="string" office:string-value="kapitán" calcext:value-type="string">
            <text:p>kapitán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H24];[$tools.$A$1:.$H$14];2)" office:value-type="string" office:string-value="kapitán" calcext:value-type="string">
            <text:p>kapitán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VLOOKUP([.$K24];[$tools.$A$1:.$H$14];2)" office:value-type="string" office:string-value="kapitán" calcext:value-type="string">
            <text:p>kapitán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VLOOKUP([.$N24];[$tools.$A$1:.$H$14];2)" office:value-type="string" office:string-value="kapitán" calcext:value-type="string">
            <text:p>kapitán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4" table:formula="of:=VLOOKUP([.$Q24];[$tools.$A$1:.$H$14];2)" office:value-type="string" office:string-value="kapitán" calcext:value-type="string">
            <text:p>kapitán</text:p>
          </table:table-cell>
          <table:table-cell/>
          <table:table-cell table:style-name="ce48" office:value-type="string" calcext:value-type="string">
            <text:p>Rating:</text:p>
          </table:table-cell>
          <table:table-cell table:style-name="ce57" table:formula="of:=ROUND((([.T26]/[.$U$4])+([.T27]/[.$U$5])+([.$U$6]/[.T28])+([.$U$7]/[.T29]))/4;2)" office:value-type="float" office:value="0.97" calcext:value-type="float">
            <text:p>0.97</text:p>
          </table:table-cell>
          <table:table-cell table:number-columns-repeated="1004"/>
        </table:table-row>
        <table:table-row table:style-name="ro1">
          <table:table-cell table:style-name="ce24" office:value-type="string" calcext:value-type="string">
            <text:p>hráč 1</text:p>
          </table:table-cell>
          <table:table-cell table:style-name="ce30" table:formula="of:=VLOOKUP([.$B24];[$tools.$A$1:.$H$14];3)" office:value-type="string" office:string-value="hráč 1" calcext:value-type="string">
            <text:p>hráč 1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E24];[$tools.$A$1:.$H$14];3)" office:value-type="string" office:string-value="hráč 1" calcext:value-type="string">
            <text:p>hráč 1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H24];[$tools.$A$1:.$H$14];3)" office:value-type="string" office:string-value="hráč 1" calcext:value-type="string">
            <text:p>hráč 1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VLOOKUP([.$K24];[$tools.$A$1:.$H$14];3)" office:value-type="string" office:string-value="hráč 1" calcext:value-type="string">
            <text:p>hráč 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N24];[$tools.$A$1:.$H$14];3)" office:value-type="string" office:string-value="hráč 1" calcext:value-type="string">
            <text:p>hráč 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4" table:formula="of:=VLOOKUP([.$Q24];[$tools.$A$1:.$H$14];3)" office:value-type="string" office:string-value="hráč 1" calcext:value-type="string">
            <text:p>hráč 1</text:p>
          </table:table-cell>
          <table:table-cell/>
          <table:table-cell table:style-name="ce49" office:value-type="string" calcext:value-type="string">
            <text:p>Skóre:</text:p>
          </table:table-cell>
          <table:table-cell table:style-name="ce62" table:formula="of:=SUM([.C25:.C31];[.F25:.F31];[.I25:.I31];[.L25:.L31];[.O25:.O31])/2" office:value-type="float" office:value="17.5" calcext:value-type="float">
            <text:p>17.5</text:p>
          </table:table-cell>
          <table:table-cell table:number-columns-repeated="1004"/>
        </table:table-row>
        <table:table-row table:style-name="ro1">
          <table:table-cell table:style-name="ce24" office:value-type="string" calcext:value-type="string">
            <text:p>hráč 2</text:p>
          </table:table-cell>
          <table:table-cell table:style-name="ce30" table:formula="of:=VLOOKUP([.$B24];[$tools.$A$1:.$H$14];4)" office:value-type="string" office:string-value="hráč 2" calcext:value-type="string">
            <text:p>hráč 2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E24];[$tools.$A$1:.$H$14];4)" office:value-type="string" office:string-value="hráč 2" calcext:value-type="string">
            <text:p>hráč 2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H24];[$tools.$A$1:.$H$14];4)" office:value-type="string" office:string-value="hráč 2" calcext:value-type="string">
            <text:p>hráč 2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VLOOKUP([.$K24];[$tools.$A$1:.$H$14];4)" office:value-type="string" office:string-value="hráč 2" calcext:value-type="string">
            <text:p>hráč 2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VLOOKUP([.$N24];[$tools.$A$1:.$H$14];4)" office:value-type="string" office:string-value="hráč 2" calcext:value-type="string">
            <text:p>hráč 2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4" table:formula="of:=VLOOKUP([.$Q24];[$tools.$A$1:.$H$14];4)" office:value-type="string" office:string-value="hráč 2" calcext:value-type="string">
            <text:p>hráč 2</text:p>
          </table:table-cell>
          <table:table-cell/>
          <table:table-cell table:style-name="ce50" office:value-type="string" calcext:value-type="string">
            <text:p>Výhry (2:0):</text:p>
          </table:table-cell>
          <table:table-cell table:style-name="ce59" table:number-matrix-columns-spanned="1" table:number-matrix-rows-spanned="1" table:formula="of:=COUNTIF({[.C25:.C31]|[.F25:.F31]|[.I25:.I31]|[.L25:.L31]|[.O25:.O31]})" office:value-type="string" office:string-value="" calcext:value-type="error">
            <text:p>Err:512</text:p>
          </table:table-cell>
          <table:table-cell table:number-columns-repeated="1004"/>
        </table:table-row>
        <table:table-row table:style-name="ro1">
          <table:table-cell table:style-name="ce24" office:value-type="string" calcext:value-type="string">
            <text:p>hráč 3</text:p>
          </table:table-cell>
          <table:table-cell table:style-name="ce30" table:formula="of:=VLOOKUP([.$B24];[$tools.$A$1:.$H$14];5)" office:value-type="string" office:string-value="hráč 3" calcext:value-type="string">
            <text:p>hráč 3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E24];[$tools.$A$1:.$H$14];5)" office:value-type="string" office:string-value="hráč 3" calcext:value-type="string">
            <text:p>hráč 3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H24];[$tools.$A$1:.$H$14];5)" office:value-type="string" office:string-value="hráč 3" calcext:value-type="string">
            <text:p>hráč 3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K24];[$tools.$A$1:.$H$14];5)" office:value-type="string" office:string-value="hráč 3" calcext:value-type="string">
            <text:p>hráč 3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N24];[$tools.$A$1:.$H$14];5)" office:value-type="string" office:string-value="hráč 3" calcext:value-type="string">
            <text:p>hráč 3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4" table:formula="of:=VLOOKUP([.$Q24];[$tools.$A$1:.$H$14];5)" office:value-type="string" office:string-value="hráč 3" calcext:value-type="string">
            <text:p>hráč 3</text:p>
          </table:table-cell>
          <table:table-cell/>
          <table:table-cell table:style-name="ce50" office:value-type="string" calcext:value-type="string">
            <text:p>Remízy (1:1):</text:p>
          </table:table-cell>
          <table:table-cell table:style-name="ce60" table:number-matrix-columns-spanned="1" table:number-matrix-rows-spanned="1" table:formula="of:=COUNTIF({[.C25:.C31]|[.F25:.F31]|[.I25:.I31]|[.L25:.L31]|[.O25:.O31]})" office:value-type="string" office:string-value="" calcext:value-type="error">
            <text:p>Err:512</text:p>
          </table:table-cell>
          <table:table-cell table:number-columns-repeated="1004"/>
        </table:table-row>
        <table:table-row table:style-name="ro1">
          <table:table-cell table:style-name="ce24" office:value-type="string" calcext:value-type="string">
            <text:p>hráč 4</text:p>
          </table:table-cell>
          <table:table-cell table:style-name="ce30" table:formula="of:=VLOOKUP([.$B24];[$tools.$A$1:.$H$14];6)" office:value-type="string" office:string-value="hráč 4" calcext:value-type="string">
            <text:p>hráč 4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E24];[$tools.$A$1:.$H$14];6)" office:value-type="string" office:string-value="hráč 4" calcext:value-type="string">
            <text:p>hráč 4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H24];[$tools.$A$1:.$H$14];6)" office:value-type="string" office:string-value="hráč 4" calcext:value-type="string">
            <text:p>hráč 4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VLOOKUP([.$K24];[$tools.$A$1:.$H$14];6)" office:value-type="string" office:string-value="hráč 4" calcext:value-type="string">
            <text:p>hráč 4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VLOOKUP([.$N24];[$tools.$A$1:.$H$14];6)" office:value-type="string" office:string-value="hráč 4" calcext:value-type="string">
            <text:p>hráč 4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4" table:formula="of:=VLOOKUP([.$Q24];[$tools.$A$1:.$H$14];6)" office:value-type="string" office:string-value="hráč 4" calcext:value-type="string">
            <text:p>hráč 4</text:p>
          </table:table-cell>
          <table:table-cell/>
          <table:table-cell table:style-name="ce51" office:value-type="string" calcext:value-type="string">
            <text:p>Prohry (0:2):</text:p>
          </table:table-cell>
          <table:table-cell table:style-name="ce61" table:number-matrix-columns-spanned="1" table:number-matrix-rows-spanned="1" table:formula="of:=COUNTIF({[.C25:.C31]|[.F25:.F31]|[.I25:.I31]|[.L25:.L31]|[.O25:.O31]})" office:value-type="string" office:string-value="" calcext:value-type="error">
            <text:p>Err:512</text:p>
          </table:table-cell>
          <table:table-cell table:number-columns-repeated="1004"/>
        </table:table-row>
        <table:table-row table:style-name="ro1">
          <table:table-cell table:style-name="ce24" office:value-type="string" calcext:value-type="string">
            <text:p>náhradník 1</text:p>
          </table:table-cell>
          <table:table-cell table:style-name="ce30" table:formula="of:=VLOOKUP([.$B24];[$tools.$A$1:.$H$14];7)" office:value-type="string" office:string-value="náhradník 1" calcext:value-type="string">
            <text:p>náhradník 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E24];[$tools.$A$1:.$H$14];7)" office:value-type="string" office:string-value="náhradník 1" calcext:value-type="string">
            <text:p>náhradník 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H24];[$tools.$A$1:.$H$14];7)" office:value-type="string" office:string-value="náhradník 1" calcext:value-type="string">
            <text:p>náhradník 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K24];[$tools.$A$1:.$H$14];7)" office:value-type="string" office:string-value="náhradník 1" calcext:value-type="string">
            <text:p>náhradník 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N24];[$tools.$A$1:.$H$14];7)" office:value-type="string" office:string-value="náhradník 1" calcext:value-type="string">
            <text:p>náhradník 1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4" table:formula="of:=VLOOKUP([.$Q24];[$tools.$A$1:.$H$14];7)" office:value-type="string" office:string-value="náhradník 1" calcext:value-type="string">
            <text:p>náhradník 1</text:p>
          </table:table-cell>
          <table:table-cell table:number-columns-repeated="1007"/>
        </table:table-row>
        <table:table-row table:style-name="ro1">
          <table:table-cell table:style-name="ce25" office:value-type="string" calcext:value-type="string">
            <text:p>náhradník 2</text:p>
          </table:table-cell>
          <table:table-cell table:style-name="ce31" table:formula="of:=VLOOKUP([.$B24];[$tools.$A$1:.$H$14];8)" office:value-type="string" office:string-value="náhradník 2" calcext:value-type="string">
            <text:p>náhradník 2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43" table:formula="of:=VLOOKUP([.$E24];[$tools.$A$1:.$H$14];8)" office:value-type="string" office:string-value="náhradník 2" calcext:value-type="string">
            <text:p>náhradník 2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3" table:formula="of:=VLOOKUP([.$H24];[$tools.$A$1:.$H$14];8)" office:value-type="string" office:string-value="náhradník 2" calcext:value-type="string">
            <text:p>náhradník 2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3" table:formula="of:=VLOOKUP([.$K24];[$tools.$A$1:.$H$14];8)" office:value-type="string" office:string-value="náhradník 2" calcext:value-type="string">
            <text:p>náhradník 2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3" table:formula="of:=VLOOKUP([.$N24];[$tools.$A$1:.$H$14];8)" office:value-type="string" office:string-value="náhradník 2" calcext:value-type="string">
            <text:p>náhradník 2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5" table:formula="of:=VLOOKUP([.$Q24];[$tools.$A$1:.$H$14];8)" office:value-type="string" office:string-value="náhradník 2" calcext:value-type="string">
            <text:p>náhradník 2</text:p>
          </table:table-cell>
          <table:table-cell table:number-columns-repeated="1007"/>
        </table:table-row>
        <table:table-row table:style-name="ro1">
          <table:table-cell table:style-name="ce27"/>
          <table:table-cell table:style-name="ce32" table:number-columns-repeated="2"/>
          <table:table-cell table:style-name="ce27"/>
          <table:table-cell table:style-name="ce32"/>
          <table:table-cell table:style-name="ce27" table:number-columns-repeated="2"/>
          <table:table-cell table:style-name="ce32"/>
          <table:table-cell table:style-name="ce27" table:number-columns-repeated="2"/>
          <table:table-cell table:style-name="ce32"/>
          <table:table-cell table:style-name="ce27" table:number-columns-repeated="2"/>
          <table:table-cell table:style-name="ce32"/>
          <table:table-cell table:style-name="ce27" table:number-columns-repeated="2"/>
          <table:table-cell table:style-name="ce32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1">
          <table:table-cell table:style-name="ce22" office:value-type="string" calcext:value-type="string">
            <text:p>Skóre:</text:p>
          </table:table-cell>
          <table:table-cell table:style-name="ce28" office:value-type="string" calcext:value-type="string">
            <text:p>Tým:</text:p>
          </table:table-cell>
          <table:table-cell table:style-name="ce33" office:value-type="string" calcext:value-type="string" table:number-columns-spanned="2" table:number-rows-spanned="2">
            <text:p>VS</text:p>
          </table:table-cell>
          <table:covered-table-cell table:style-name="ce37"/>
          <table:table-cell table:style-name="ce40" office:value-type="string" calcext:value-type="string">
            <text:p>Soupeř:</text:p>
          </table:table-cell>
          <table:table-cell table:style-name="ce33" office:value-type="string" calcext:value-type="string" table:number-columns-spanned="2" table:number-rows-spanned="2">
            <text:p>VS</text:p>
          </table:table-cell>
          <table:covered-table-cell table:style-name="ce37"/>
          <table:table-cell table:style-name="ce40" office:value-type="string" calcext:value-type="string">
            <text:p>Soupeř:</text:p>
          </table:table-cell>
          <table:table-cell table:style-name="ce33" office:value-type="string" calcext:value-type="string" table:number-columns-spanned="2" table:number-rows-spanned="2">
            <text:p>VS</text:p>
          </table:table-cell>
          <table:covered-table-cell table:style-name="ce37"/>
          <table:table-cell table:style-name="ce40" office:value-type="string" calcext:value-type="string">
            <text:p>Soupeř:</text:p>
          </table:table-cell>
          <table:table-cell table:style-name="ce33" office:value-type="string" calcext:value-type="string" table:number-columns-spanned="2" table:number-rows-spanned="2">
            <text:p>VS</text:p>
          </table:table-cell>
          <table:covered-table-cell table:style-name="ce37"/>
          <table:table-cell table:style-name="ce40" office:value-type="string" calcext:value-type="string">
            <text:p>Soupeř:</text:p>
          </table:table-cell>
          <table:table-cell table:style-name="ce33" office:value-type="string" calcext:value-type="string" table:number-columns-spanned="2" table:number-rows-spanned="2">
            <text:p>VS</text:p>
          </table:table-cell>
          <table:covered-table-cell table:style-name="ce37"/>
          <table:table-cell table:style-name="ce28" office:value-type="string" calcext:value-type="string">
            <text:p>Soupeř:</text:p>
          </table:table-cell>
          <table:table-cell/>
          <table:table-cell table:style-name="ce46" table:formula="of:=[.B35]" office:value-type="string" office:string-value="týms3" calcext:value-type="string" table:number-columns-spanned="2" table:number-rows-spanned="2">
            <text:p>týms3</text:p>
          </table:table-cell>
          <table:covered-table-cell table:style-name="ce55"/>
          <table:table-cell table:number-columns-repeated="1004"/>
        </table:table-row>
        <table:table-row table:style-name="ro1">
          <table:table-cell table:style-name="ce23" table:formula="of:=[.T37]" office:value-type="float" office:value="17" calcext:value-type="float">
            <text:p>17</text:p>
          </table:table-cell>
          <table:table-cell table:style-name="ce29" table:content-validation-name="val1" office:value-type="string" calcext:value-type="string">
            <text:p>týms3</text:p>
          </table:table-cell>
          <table:covered-table-cell table:number-columns-repeated="2" table:style-name="ce34"/>
          <table:table-cell table:style-name="ce41" table:content-validation-name="val1" office:value-type="string" calcext:value-type="string">
            <text:p>týms0</text:p>
          </table:table-cell>
          <table:covered-table-cell table:number-columns-repeated="2" table:style-name="ce34"/>
          <table:table-cell table:style-name="ce41" table:content-validation-name="val1" office:value-type="string" calcext:value-type="string">
            <text:p>týms1</text:p>
          </table:table-cell>
          <table:covered-table-cell table:number-columns-repeated="2" table:style-name="ce34"/>
          <table:table-cell table:style-name="ce41" table:content-validation-name="val1" office:value-type="string" calcext:value-type="string">
            <text:p>týms2</text:p>
          </table:table-cell>
          <table:covered-table-cell table:number-columns-repeated="2" table:style-name="ce34"/>
          <table:table-cell table:style-name="ce41" table:content-validation-name="val1" office:value-type="string" calcext:value-type="string">
            <text:p>týms4</text:p>
          </table:table-cell>
          <table:covered-table-cell table:number-columns-repeated="2" table:style-name="ce34"/>
          <table:table-cell table:style-name="ce4" table:content-validation-name="val1" office:value-type="string" calcext:value-type="string">
            <text:p>týms5</text:p>
          </table:table-cell>
          <table:table-cell/>
          <table:covered-table-cell table:style-name="ce47"/>
          <table:covered-table-cell table:style-name="ce56"/>
          <table:table-cell table:number-columns-repeated="1004"/>
        </table:table-row>
        <table:table-row table:style-name="ro1">
          <table:table-cell table:style-name="ce26" office:value-type="string" calcext:value-type="string">
            <text:p>kapitán</text:p>
          </table:table-cell>
          <table:table-cell table:style-name="ce30" table:formula="of:=VLOOKUP([.$B35];[$tools.$A$1:.$H$14];2)" office:value-type="string" office:string-value="kapitán" calcext:value-type="string">
            <text:p>kapitán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VLOOKUP([.$E35];[$tools.$A$1:.$H$14];2)" office:value-type="string" office:string-value="kapitán" calcext:value-type="string">
            <text:p>kapitán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H35];[$tools.$A$1:.$H$14];2)" office:value-type="string" office:string-value="kapitán" calcext:value-type="string">
            <text:p>kapitán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K35];[$tools.$A$1:.$H$14];2)" office:value-type="string" office:string-value="kapitán" calcext:value-type="string">
            <text:p>kapitán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N35];[$tools.$A$1:.$H$14];2)" office:value-type="string" office:string-value="kapitán" calcext:value-type="string">
            <text:p>kapitán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4" table:formula="of:=VLOOKUP([.$Q35];[$tools.$A$1:.$H$14];2)" office:value-type="string" office:string-value="kapitán" calcext:value-type="string">
            <text:p>kapitán</text:p>
          </table:table-cell>
          <table:table-cell/>
          <table:table-cell table:style-name="ce48" office:value-type="string" calcext:value-type="string">
            <text:p>Rating:</text:p>
          </table:table-cell>
          <table:table-cell table:style-name="ce57" table:formula="of:=ROUND((([.T37]/[.$U$4])+([.T38]/[.$U$5])+([.$U$6]/[.T39])+([.$U$7]/[.T40]))/4;2)" office:value-type="float" office:value="0.99" calcext:value-type="float">
            <text:p>0.99</text:p>
          </table:table-cell>
          <table:table-cell table:number-columns-repeated="1004"/>
        </table:table-row>
        <table:table-row table:style-name="ro1">
          <table:table-cell table:style-name="ce24" office:value-type="string" calcext:value-type="string">
            <text:p>hráč 1</text:p>
          </table:table-cell>
          <table:table-cell table:style-name="ce30" table:formula="of:=VLOOKUP([.$B35];[$tools.$A$1:.$H$14];3)" office:value-type="string" office:string-value="hráč 1" calcext:value-type="string">
            <text:p>hráč 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E35];[$tools.$A$1:.$H$14];3)" office:value-type="string" office:string-value="hráč 1" calcext:value-type="string">
            <text:p>hráč 1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VLOOKUP([.$H35];[$tools.$A$1:.$H$14];3)" office:value-type="string" office:string-value="hráč 1" calcext:value-type="string">
            <text:p>hráč 1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K35];[$tools.$A$1:.$H$14];3)" office:value-type="string" office:string-value="hráč 1" calcext:value-type="string">
            <text:p>hráč 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N35];[$tools.$A$1:.$H$14];3)" office:value-type="string" office:string-value="hráč 1" calcext:value-type="string">
            <text:p>hráč 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4" table:formula="of:=VLOOKUP([.$Q35];[$tools.$A$1:.$H$14];3)" office:value-type="string" office:string-value="hráč 1" calcext:value-type="string">
            <text:p>hráč 1</text:p>
          </table:table-cell>
          <table:table-cell/>
          <table:table-cell table:style-name="ce49" office:value-type="string" calcext:value-type="string">
            <text:p>Skóre:</text:p>
          </table:table-cell>
          <table:table-cell table:style-name="ce62" table:formula="of:=SUM([.C36:.C42];[.F36:.F42];[.I36:.I42];[.L36:.L42];[.O36:.O42])/2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table:style-name="ce24" office:value-type="string" calcext:value-type="string">
            <text:p>hráč 2</text:p>
          </table:table-cell>
          <table:table-cell table:style-name="ce30" table:formula="of:=VLOOKUP([.$B35];[$tools.$A$1:.$H$14];4)" office:value-type="string" office:string-value="hráč 2" calcext:value-type="string">
            <text:p>hráč 2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VLOOKUP([.$E35];[$tools.$A$1:.$H$14];4)" office:value-type="string" office:string-value="hráč 2" calcext:value-type="string">
            <text:p>hráč 2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VLOOKUP([.$H35];[$tools.$A$1:.$H$14];4)" office:value-type="string" office:string-value="hráč 2" calcext:value-type="string">
            <text:p>hráč 2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K35];[$tools.$A$1:.$H$14];4)" office:value-type="string" office:string-value="hráč 2" calcext:value-type="string">
            <text:p>hráč 2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VLOOKUP([.$N35];[$tools.$A$1:.$H$14];4)" office:value-type="string" office:string-value="hráč 2" calcext:value-type="string">
            <text:p>hráč 2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4" table:formula="of:=VLOOKUP([.$Q35];[$tools.$A$1:.$H$14];4)" office:value-type="string" office:string-value="hráč 2" calcext:value-type="string">
            <text:p>hráč 2</text:p>
          </table:table-cell>
          <table:table-cell/>
          <table:table-cell table:style-name="ce50" office:value-type="string" calcext:value-type="string">
            <text:p>Výhry (2:0):</text:p>
          </table:table-cell>
          <table:table-cell table:style-name="ce59" table:number-matrix-columns-spanned="1" table:number-matrix-rows-spanned="1" table:formula="of:=COUNTIF({[.C36:.C42]|[.F36:.F42]|[.I36:.I42]|[.L36:.L42]|[.O36:.O42]})" office:value-type="string" office:string-value="" calcext:value-type="error">
            <text:p>Err:512</text:p>
          </table:table-cell>
          <table:table-cell table:number-columns-repeated="1004"/>
        </table:table-row>
        <table:table-row table:style-name="ro1">
          <table:table-cell table:style-name="ce24" office:value-type="string" calcext:value-type="string">
            <text:p>hráč 3</text:p>
          </table:table-cell>
          <table:table-cell table:style-name="ce30" table:formula="of:=VLOOKUP([.$B35];[$tools.$A$1:.$H$14];5)" office:value-type="string" office:string-value="hráč 3" calcext:value-type="string">
            <text:p>hráč 3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VLOOKUP([.$E35];[$tools.$A$1:.$H$14];5)" office:value-type="string" office:string-value="hráč 3" calcext:value-type="string">
            <text:p>hráč 3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VLOOKUP([.$H35];[$tools.$A$1:.$H$14];5)" office:value-type="string" office:string-value="hráč 3" calcext:value-type="string">
            <text:p>hráč 3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K35];[$tools.$A$1:.$H$14];5)" office:value-type="string" office:string-value="hráč 3" calcext:value-type="string">
            <text:p>hráč 3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VLOOKUP([.$N35];[$tools.$A$1:.$H$14];5)" office:value-type="string" office:string-value="hráč 3" calcext:value-type="string">
            <text:p>hráč 3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4" table:formula="of:=VLOOKUP([.$Q35];[$tools.$A$1:.$H$14];5)" office:value-type="string" office:string-value="hráč 3" calcext:value-type="string">
            <text:p>hráč 3</text:p>
          </table:table-cell>
          <table:table-cell/>
          <table:table-cell table:style-name="ce50" office:value-type="string" calcext:value-type="string">
            <text:p>Remízy (1:1):</text:p>
          </table:table-cell>
          <table:table-cell table:style-name="ce60" table:number-matrix-columns-spanned="1" table:number-matrix-rows-spanned="1" table:formula="of:=COUNTIF({[.C36:.C42]|[.F36:.F42]|[.I36:.I42]|[.L36:.L42]|[.O36:.O42]})" office:value-type="string" office:string-value="" calcext:value-type="error">
            <text:p>Err:512</text:p>
          </table:table-cell>
          <table:table-cell table:number-columns-repeated="1004"/>
        </table:table-row>
        <table:table-row table:style-name="ro1">
          <table:table-cell table:style-name="ce24" office:value-type="string" calcext:value-type="string">
            <text:p>hráč 4</text:p>
          </table:table-cell>
          <table:table-cell table:style-name="ce30" table:formula="of:=VLOOKUP([.$B35];[$tools.$A$1:.$H$14];6)" office:value-type="string" office:string-value="hráč 4" calcext:value-type="string">
            <text:p>hráč 4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E35];[$tools.$A$1:.$H$14];6)" office:value-type="string" office:string-value="hráč 4" calcext:value-type="string">
            <text:p>hráč 4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H35];[$tools.$A$1:.$H$14];6)" office:value-type="string" office:string-value="hráč 4" calcext:value-type="string">
            <text:p>hráč 4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K35];[$tools.$A$1:.$H$14];6)" office:value-type="string" office:string-value="hráč 4" calcext:value-type="string">
            <text:p>hráč 4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N35];[$tools.$A$1:.$H$14];6)" office:value-type="string" office:string-value="hráč 4" calcext:value-type="string">
            <text:p>hráč 4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4" table:formula="of:=VLOOKUP([.$Q35];[$tools.$A$1:.$H$14];6)" office:value-type="string" office:string-value="hráč 4" calcext:value-type="string">
            <text:p>hráč 4</text:p>
          </table:table-cell>
          <table:table-cell/>
          <table:table-cell table:style-name="ce51" office:value-type="string" calcext:value-type="string">
            <text:p>Prohry (0:2):</text:p>
          </table:table-cell>
          <table:table-cell table:style-name="ce61" table:number-matrix-columns-spanned="1" table:number-matrix-rows-spanned="1" table:formula="of:=COUNTIF({[.C36:.C42]|[.F36:.F42]|[.I36:.I42]|[.L36:.L42]|[.O36:.O42]})" office:value-type="string" office:string-value="" calcext:value-type="error">
            <text:p>Err:512</text:p>
          </table:table-cell>
          <table:table-cell table:number-columns-repeated="1004"/>
        </table:table-row>
        <table:table-row table:style-name="ro1">
          <table:table-cell table:style-name="ce24" office:value-type="string" calcext:value-type="string">
            <text:p>náhradník 1</text:p>
          </table:table-cell>
          <table:table-cell table:style-name="ce30" table:formula="of:=VLOOKUP([.$B35];[$tools.$A$1:.$H$14];7)" office:value-type="string" office:string-value="náhradník 1" calcext:value-type="string">
            <text:p>náhradník 1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VLOOKUP([.$E35];[$tools.$A$1:.$H$14];7)" office:value-type="string" office:string-value="náhradník 1" calcext:value-type="string">
            <text:p>náhradník 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H35];[$tools.$A$1:.$H$14];7)" office:value-type="string" office:string-value="náhradník 1" calcext:value-type="string">
            <text:p>náhradník 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K35];[$tools.$A$1:.$H$14];7)" office:value-type="string" office:string-value="náhradník 1" calcext:value-type="string">
            <text:p>náhradník 1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VLOOKUP([.$N35];[$tools.$A$1:.$H$14];7)" office:value-type="string" office:string-value="náhradník 1" calcext:value-type="string">
            <text:p>náhradník 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4" table:formula="of:=VLOOKUP([.$Q35];[$tools.$A$1:.$H$14];7)" office:value-type="string" office:string-value="náhradník 1" calcext:value-type="string">
            <text:p>náhradník 1</text:p>
          </table:table-cell>
          <table:table-cell table:number-columns-repeated="1007"/>
        </table:table-row>
        <table:table-row table:style-name="ro1">
          <table:table-cell table:style-name="ce25" office:value-type="string" calcext:value-type="string">
            <text:p>náhradník 2</text:p>
          </table:table-cell>
          <table:table-cell table:style-name="ce31" table:formula="of:=VLOOKUP([.$B35];[$tools.$A$1:.$H$14];8)" office:value-type="string" office:string-value="náhradník 2" calcext:value-type="string">
            <text:p>náhradník 2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3" table:formula="of:=VLOOKUP([.$E35];[$tools.$A$1:.$H$14];8)" office:value-type="string" office:string-value="náhradník 2" calcext:value-type="string">
            <text:p>náhradník 2</text:p>
          </table:table-cell>
          <table:table-cell table:style-name="ce36" office:value-type="float" office:value="2" calcext:value-type="float">
            <text:p>2</text:p>
          </table:table-cell>
          <table:table-cell table:style-name="ce39" office:value-type="float" office:value="0" calcext:value-type="float">
            <text:p>0</text:p>
          </table:table-cell>
          <table:table-cell table:style-name="ce43" table:formula="of:=VLOOKUP([.$H35];[$tools.$A$1:.$H$14];8)" office:value-type="string" office:string-value="náhradník 2" calcext:value-type="string">
            <text:p>náhradník 2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3" table:formula="of:=VLOOKUP([.$K35];[$tools.$A$1:.$H$14];8)" office:value-type="string" office:string-value="náhradník 2" calcext:value-type="string">
            <text:p>náhradník 2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3" table:formula="of:=VLOOKUP([.$N35];[$tools.$A$1:.$H$14];8)" office:value-type="string" office:string-value="náhradník 2" calcext:value-type="string">
            <text:p>náhradník 2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45" table:formula="of:=VLOOKUP([.$Q35];[$tools.$A$1:.$H$14];8)" office:value-type="string" office:string-value="náhradník 2" calcext:value-type="string">
            <text:p>náhradník 2</text:p>
          </table:table-cell>
          <table:table-cell table:number-columns-repeated="1007"/>
        </table:table-row>
        <table:table-row table:style-name="ro1">
          <table:table-cell table:style-name="ce27"/>
          <table:table-cell table:style-name="ce32" table:number-columns-repeated="2"/>
          <table:table-cell table:style-name="ce27"/>
          <table:table-cell table:style-name="ce32"/>
          <table:table-cell table:style-name="ce27" table:number-columns-repeated="2"/>
          <table:table-cell table:style-name="ce32"/>
          <table:table-cell table:style-name="ce27" table:number-columns-repeated="2"/>
          <table:table-cell table:style-name="ce32"/>
          <table:table-cell table:style-name="ce27" table:number-columns-repeated="2"/>
          <table:table-cell table:style-name="ce32"/>
          <table:table-cell table:style-name="ce27" table:number-columns-repeated="2"/>
          <table:table-cell table:style-name="ce32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1">
          <table:table-cell table:style-name="ce22" office:value-type="string" calcext:value-type="string">
            <text:p>Skóre:</text:p>
          </table:table-cell>
          <table:table-cell table:style-name="ce28" office:value-type="string" calcext:value-type="string">
            <text:p>Tým:</text:p>
          </table:table-cell>
          <table:table-cell table:style-name="ce33" office:value-type="string" calcext:value-type="string" table:number-columns-spanned="2" table:number-rows-spanned="2">
            <text:p>VS</text:p>
          </table:table-cell>
          <table:covered-table-cell table:style-name="ce37"/>
          <table:table-cell table:style-name="ce40" office:value-type="string" calcext:value-type="string">
            <text:p>Soupeř:</text:p>
          </table:table-cell>
          <table:table-cell table:style-name="ce33" office:value-type="string" calcext:value-type="string" table:number-columns-spanned="2" table:number-rows-spanned="2">
            <text:p>VS</text:p>
          </table:table-cell>
          <table:covered-table-cell table:style-name="ce37"/>
          <table:table-cell table:style-name="ce40" office:value-type="string" calcext:value-type="string">
            <text:p>Soupeř:</text:p>
          </table:table-cell>
          <table:table-cell table:style-name="ce33" office:value-type="string" calcext:value-type="string" table:number-columns-spanned="2" table:number-rows-spanned="2">
            <text:p>VS</text:p>
          </table:table-cell>
          <table:covered-table-cell table:style-name="ce37"/>
          <table:table-cell table:style-name="ce40" office:value-type="string" calcext:value-type="string">
            <text:p>Soupeř:</text:p>
          </table:table-cell>
          <table:table-cell table:style-name="ce33" office:value-type="string" calcext:value-type="string" table:number-columns-spanned="2" table:number-rows-spanned="2">
            <text:p>VS</text:p>
          </table:table-cell>
          <table:covered-table-cell table:style-name="ce37"/>
          <table:table-cell table:style-name="ce40" office:value-type="string" calcext:value-type="string">
            <text:p>Soupeř:</text:p>
          </table:table-cell>
          <table:table-cell table:style-name="ce33" office:value-type="string" calcext:value-type="string" table:number-columns-spanned="2" table:number-rows-spanned="2">
            <text:p>VS</text:p>
          </table:table-cell>
          <table:covered-table-cell table:style-name="ce37"/>
          <table:table-cell table:style-name="ce28" office:value-type="string" calcext:value-type="string">
            <text:p>Soupeř:</text:p>
          </table:table-cell>
          <table:table-cell/>
          <table:table-cell table:style-name="ce46" table:formula="of:=[.B46]" office:value-type="string" office:string-value="týms4" calcext:value-type="string" table:number-columns-spanned="2" table:number-rows-spanned="2">
            <text:p>týms4</text:p>
          </table:table-cell>
          <table:covered-table-cell table:style-name="ce55"/>
          <table:table-cell table:number-columns-repeated="1004"/>
        </table:table-row>
        <table:table-row table:style-name="ro1">
          <table:table-cell table:style-name="ce23" table:formula="of:=[.T48]" office:value-type="float" office:value="15" calcext:value-type="float">
            <text:p>15</text:p>
          </table:table-cell>
          <table:table-cell table:style-name="ce29" table:content-validation-name="val1" office:value-type="string" calcext:value-type="string">
            <text:p>týms4</text:p>
          </table:table-cell>
          <table:covered-table-cell table:number-columns-repeated="2" table:style-name="ce34"/>
          <table:table-cell table:style-name="ce41" table:content-validation-name="val1" office:value-type="string" calcext:value-type="string">
            <text:p>týms0</text:p>
          </table:table-cell>
          <table:covered-table-cell table:number-columns-repeated="2" table:style-name="ce34"/>
          <table:table-cell table:style-name="ce41" table:content-validation-name="val1" office:value-type="string" calcext:value-type="string">
            <text:p>týms1</text:p>
          </table:table-cell>
          <table:covered-table-cell table:number-columns-repeated="2" table:style-name="ce34"/>
          <table:table-cell table:style-name="ce41" table:content-validation-name="val1" office:value-type="string" calcext:value-type="string">
            <text:p>týms2</text:p>
          </table:table-cell>
          <table:covered-table-cell table:number-columns-repeated="2" table:style-name="ce34"/>
          <table:table-cell table:style-name="ce41" table:content-validation-name="val1" office:value-type="string" calcext:value-type="string">
            <text:p>týms3</text:p>
          </table:table-cell>
          <table:covered-table-cell table:number-columns-repeated="2" table:style-name="ce34"/>
          <table:table-cell table:style-name="ce4" table:content-validation-name="val1" office:value-type="string" calcext:value-type="string">
            <text:p>týms5</text:p>
          </table:table-cell>
          <table:table-cell/>
          <table:covered-table-cell table:style-name="ce47"/>
          <table:covered-table-cell table:style-name="ce56"/>
          <table:table-cell table:number-columns-repeated="1004"/>
        </table:table-row>
        <table:table-row table:style-name="ro1">
          <table:table-cell table:style-name="ce26" office:value-type="string" calcext:value-type="string">
            <text:p>kapitán</text:p>
          </table:table-cell>
          <table:table-cell table:style-name="ce30" table:formula="of:=VLOOKUP([.$B46];[$tools.$A$1:.$H$14];2)" office:value-type="string" office:string-value="kapitán" calcext:value-type="string">
            <text:p>kapitán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E46];[$tools.$A$1:.$H$14];2)" office:value-type="string" office:string-value="kapitán" calcext:value-type="string">
            <text:p>kapitán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H46];[$tools.$A$1:.$H$14];2)" office:value-type="string" office:string-value="kapitán" calcext:value-type="string">
            <text:p>kapitán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K46];[$tools.$A$1:.$H$14];2)" office:value-type="string" office:string-value="kapitán" calcext:value-type="string">
            <text:p>kapitán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VLOOKUP([.$N46];[$tools.$A$1:.$H$14];2)" office:value-type="string" office:string-value="kapitán" calcext:value-type="string">
            <text:p>kapitán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4" table:formula="of:=VLOOKUP([.$Q46];[$tools.$A$1:.$H$14];2)" office:value-type="string" office:string-value="kapitán" calcext:value-type="string">
            <text:p>kapitán</text:p>
          </table:table-cell>
          <table:table-cell/>
          <table:table-cell table:style-name="ce48" office:value-type="string" calcext:value-type="string">
            <text:p>Rating:</text:p>
          </table:table-cell>
          <table:table-cell table:style-name="ce57" table:formula="of:=ROUND((([.T48]/[.$U$4])+([.T49]/[.$U$5])+([.$U$6]/[.T50])+([.$U$7]/[.T51]))/4;2)" office:value-type="float" office:value="0.84" calcext:value-type="float">
            <text:p>0.84</text:p>
          </table:table-cell>
          <table:table-cell table:number-columns-repeated="1004"/>
        </table:table-row>
        <table:table-row table:style-name="ro1">
          <table:table-cell table:style-name="ce24" office:value-type="string" calcext:value-type="string">
            <text:p>hráč 1</text:p>
          </table:table-cell>
          <table:table-cell table:style-name="ce30" table:formula="of:=VLOOKUP([.$B46];[$tools.$A$1:.$H$14];3)" office:value-type="string" office:string-value="hráč 1" calcext:value-type="string">
            <text:p>hráč 1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E46];[$tools.$A$1:.$H$14];3)" office:value-type="string" office:string-value="hráč 1" calcext:value-type="string">
            <text:p>hráč 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H46];[$tools.$A$1:.$H$14];3)" office:value-type="string" office:string-value="hráč 1" calcext:value-type="string">
            <text:p>hráč 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K46];[$tools.$A$1:.$H$14];3)" office:value-type="string" office:string-value="hráč 1" calcext:value-type="string">
            <text:p>hráč 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N46];[$tools.$A$1:.$H$14];3)" office:value-type="string" office:string-value="hráč 1" calcext:value-type="string">
            <text:p>hráč 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4" table:formula="of:=VLOOKUP([.$Q46];[$tools.$A$1:.$H$14];3)" office:value-type="string" office:string-value="hráč 1" calcext:value-type="string">
            <text:p>hráč 1</text:p>
          </table:table-cell>
          <table:table-cell/>
          <table:table-cell table:style-name="ce49" office:value-type="string" calcext:value-type="string">
            <text:p>Skóre:</text:p>
          </table:table-cell>
          <table:table-cell table:style-name="ce62" table:formula="of:=SUM([.C47:.C53];[.F47:.F53];[.I47:.I53];[.L47:.L53];[.O47:.O53])/2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table:style-name="ce24" office:value-type="string" calcext:value-type="string">
            <text:p>hráč 2</text:p>
          </table:table-cell>
          <table:table-cell table:style-name="ce30" table:formula="of:=VLOOKUP([.$B46];[$tools.$A$1:.$H$14];4)" office:value-type="string" office:string-value="hráč 2" calcext:value-type="string">
            <text:p>hráč 2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E46];[$tools.$A$1:.$H$14];4)" office:value-type="string" office:string-value="hráč 2" calcext:value-type="string">
            <text:p>hráč 2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H46];[$tools.$A$1:.$H$14];4)" office:value-type="string" office:string-value="hráč 2" calcext:value-type="string">
            <text:p>hráč 2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K46];[$tools.$A$1:.$H$14];4)" office:value-type="string" office:string-value="hráč 2" calcext:value-type="string">
            <text:p>hráč 2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N46];[$tools.$A$1:.$H$14];4)" office:value-type="string" office:string-value="hráč 2" calcext:value-type="string">
            <text:p>hráč 2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4" table:formula="of:=VLOOKUP([.$Q46];[$tools.$A$1:.$H$14];4)" office:value-type="string" office:string-value="hráč 2" calcext:value-type="string">
            <text:p>hráč 2</text:p>
          </table:table-cell>
          <table:table-cell/>
          <table:table-cell table:style-name="ce50" office:value-type="string" calcext:value-type="string">
            <text:p>Výhry (2:0):</text:p>
          </table:table-cell>
          <table:table-cell table:style-name="ce59" table:number-matrix-columns-spanned="1" table:number-matrix-rows-spanned="1" table:formula="of:=COUNTIF({[.C47:.C53]|[.F47:.F53]|[.I47:.I53]|[.L47:.L53]|[.O47:.O53]})" office:value-type="string" office:string-value="" calcext:value-type="error">
            <text:p>Err:512</text:p>
          </table:table-cell>
          <table:table-cell table:number-columns-repeated="1004"/>
        </table:table-row>
        <table:table-row table:style-name="ro1">
          <table:table-cell table:style-name="ce24" office:value-type="string" calcext:value-type="string">
            <text:p>hráč 3</text:p>
          </table:table-cell>
          <table:table-cell table:style-name="ce30" table:formula="of:=VLOOKUP([.$B46];[$tools.$A$1:.$H$14];5)" office:value-type="string" office:string-value="hráč 3" calcext:value-type="string">
            <text:p>hráč 3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VLOOKUP([.$E46];[$tools.$A$1:.$H$14];5)" office:value-type="string" office:string-value="hráč 3" calcext:value-type="string">
            <text:p>hráč 3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H46];[$tools.$A$1:.$H$14];5)" office:value-type="string" office:string-value="hráč 3" calcext:value-type="string">
            <text:p>hráč 3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K46];[$tools.$A$1:.$H$14];5)" office:value-type="string" office:string-value="hráč 3" calcext:value-type="string">
            <text:p>hráč 3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N46];[$tools.$A$1:.$H$14];5)" office:value-type="string" office:string-value="hráč 3" calcext:value-type="string">
            <text:p>hráč 3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4" table:formula="of:=VLOOKUP([.$Q46];[$tools.$A$1:.$H$14];5)" office:value-type="string" office:string-value="hráč 3" calcext:value-type="string">
            <text:p>hráč 3</text:p>
          </table:table-cell>
          <table:table-cell/>
          <table:table-cell table:style-name="ce50" office:value-type="string" calcext:value-type="string">
            <text:p>Remízy (1:1):</text:p>
          </table:table-cell>
          <table:table-cell table:style-name="ce60" table:number-matrix-columns-spanned="1" table:number-matrix-rows-spanned="1" table:formula="of:=COUNTIF({[.C47:.C53]|[.F47:.F53]|[.I47:.I53]|[.L47:.L53]|[.O47:.O53]})" office:value-type="string" office:string-value="" calcext:value-type="error">
            <text:p>Err:512</text:p>
          </table:table-cell>
          <table:table-cell table:number-columns-repeated="1004"/>
        </table:table-row>
        <table:table-row table:style-name="ro1">
          <table:table-cell table:style-name="ce24" office:value-type="string" calcext:value-type="string">
            <text:p>hráč 4</text:p>
          </table:table-cell>
          <table:table-cell table:style-name="ce30" table:formula="of:=VLOOKUP([.$B46];[$tools.$A$1:.$H$14];6)" office:value-type="string" office:string-value="hráč 4" calcext:value-type="string">
            <text:p>hráč 4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E46];[$tools.$A$1:.$H$14];6)" office:value-type="string" office:string-value="hráč 4" calcext:value-type="string">
            <text:p>hráč 4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H46];[$tools.$A$1:.$H$14];6)" office:value-type="string" office:string-value="hráč 4" calcext:value-type="string">
            <text:p>hráč 4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K46];[$tools.$A$1:.$H$14];6)" office:value-type="string" office:string-value="hráč 4" calcext:value-type="string">
            <text:p>hráč 4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VLOOKUP([.$N46];[$tools.$A$1:.$H$14];6)" office:value-type="string" office:string-value="hráč 4" calcext:value-type="string">
            <text:p>hráč 4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4" table:formula="of:=VLOOKUP([.$Q46];[$tools.$A$1:.$H$14];6)" office:value-type="string" office:string-value="hráč 4" calcext:value-type="string">
            <text:p>hráč 4</text:p>
          </table:table-cell>
          <table:table-cell/>
          <table:table-cell table:style-name="ce51" office:value-type="string" calcext:value-type="string">
            <text:p>Prohry (0:2):</text:p>
          </table:table-cell>
          <table:table-cell table:style-name="ce61" table:number-matrix-columns-spanned="1" table:number-matrix-rows-spanned="1" table:formula="of:=COUNTIF({[.C47:.C53]|[.F47:.F53]|[.I47:.I53]|[.L47:.L53]|[.O47:.O53]})" office:value-type="string" office:string-value="" calcext:value-type="error">
            <text:p>Err:512</text:p>
          </table:table-cell>
          <table:table-cell table:number-columns-repeated="1004"/>
        </table:table-row>
        <table:table-row table:style-name="ro1">
          <table:table-cell table:style-name="ce24" office:value-type="string" calcext:value-type="string">
            <text:p>náhradník 1</text:p>
          </table:table-cell>
          <table:table-cell table:style-name="ce30" table:formula="of:=VLOOKUP([.$B46];[$tools.$A$1:.$H$14];7)" office:value-type="string" office:string-value="náhradník 1" calcext:value-type="string">
            <text:p>náhradník 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E46];[$tools.$A$1:.$H$14];7)" office:value-type="string" office:string-value="náhradník 1" calcext:value-type="string">
            <text:p>náhradník 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H46];[$tools.$A$1:.$H$14];7)" office:value-type="string" office:string-value="náhradník 1" calcext:value-type="string">
            <text:p>náhradník 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K46];[$tools.$A$1:.$H$14];7)" office:value-type="string" office:string-value="náhradník 1" calcext:value-type="string">
            <text:p>náhradník 1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N46];[$tools.$A$1:.$H$14];7)" office:value-type="string" office:string-value="náhradník 1" calcext:value-type="string">
            <text:p>náhradník 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4" table:formula="of:=VLOOKUP([.$Q46];[$tools.$A$1:.$H$14];7)" office:value-type="string" office:string-value="náhradník 1" calcext:value-type="string">
            <text:p>náhradník 1</text:p>
          </table:table-cell>
          <table:table-cell table:number-columns-repeated="1007"/>
        </table:table-row>
        <table:table-row table:style-name="ro1">
          <table:table-cell table:style-name="ce25" office:value-type="string" calcext:value-type="string">
            <text:p>náhradník 2</text:p>
          </table:table-cell>
          <table:table-cell table:style-name="ce31" table:formula="of:=VLOOKUP([.$B46];[$tools.$A$1:.$H$14];8)" office:value-type="string" office:string-value="náhradník 2" calcext:value-type="string">
            <text:p>náhradník 2</text:p>
          </table:table-cell>
          <table:table-cell table:style-name="ce36" office:value-type="float" office:value="2" calcext:value-type="float">
            <text:p>2</text:p>
          </table:table-cell>
          <table:table-cell table:style-name="ce39" office:value-type="float" office:value="0" calcext:value-type="float">
            <text:p>0</text:p>
          </table:table-cell>
          <table:table-cell table:style-name="ce43" table:formula="of:=VLOOKUP([.$E46];[$tools.$A$1:.$H$14];8)" office:value-type="string" office:string-value="náhradník 2" calcext:value-type="string">
            <text:p>náhradník 2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43" table:formula="of:=VLOOKUP([.$H46];[$tools.$A$1:.$H$14];8)" office:value-type="string" office:string-value="náhradník 2" calcext:value-type="string">
            <text:p>náhradník 2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3" table:formula="of:=VLOOKUP([.$K46];[$tools.$A$1:.$H$14];8)" office:value-type="string" office:string-value="náhradník 2" calcext:value-type="string">
            <text:p>náhradník 2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3" table:formula="of:=VLOOKUP([.$N46];[$tools.$A$1:.$H$14];8)" office:value-type="string" office:string-value="náhradník 2" calcext:value-type="string">
            <text:p>náhradník 2</text:p>
          </table:table-cell>
          <table:table-cell table:style-name="ce36" office:value-type="float" office:value="2" calcext:value-type="float">
            <text:p>2</text:p>
          </table:table-cell>
          <table:table-cell table:style-name="ce39" office:value-type="float" office:value="0" calcext:value-type="float">
            <text:p>0</text:p>
          </table:table-cell>
          <table:table-cell table:style-name="ce45" table:formula="of:=VLOOKUP([.$Q46];[$tools.$A$1:.$H$14];8)" office:value-type="string" office:string-value="náhradník 2" calcext:value-type="string">
            <text:p>náhradník 2</text:p>
          </table:table-cell>
          <table:table-cell table:number-columns-repeated="1007"/>
        </table:table-row>
        <table:table-row table:style-name="ro1">
          <table:table-cell table:style-name="ce27"/>
          <table:table-cell table:style-name="ce32" table:number-columns-repeated="2"/>
          <table:table-cell table:style-name="ce27"/>
          <table:table-cell table:style-name="ce32"/>
          <table:table-cell table:style-name="ce27" table:number-columns-repeated="2"/>
          <table:table-cell table:style-name="ce32"/>
          <table:table-cell table:style-name="ce27" table:number-columns-repeated="2"/>
          <table:table-cell table:style-name="ce32"/>
          <table:table-cell table:style-name="ce27" table:number-columns-repeated="2"/>
          <table:table-cell table:style-name="ce32"/>
          <table:table-cell table:style-name="ce27" table:number-columns-repeated="2"/>
          <table:table-cell table:style-name="ce32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1">
          <table:table-cell table:style-name="ce22" office:value-type="string" calcext:value-type="string">
            <text:p>Skóre:</text:p>
          </table:table-cell>
          <table:table-cell table:style-name="ce28" office:value-type="string" calcext:value-type="string">
            <text:p>Tým:</text:p>
          </table:table-cell>
          <table:table-cell table:style-name="ce33" office:value-type="string" calcext:value-type="string" table:number-columns-spanned="2" table:number-rows-spanned="2">
            <text:p>VS</text:p>
          </table:table-cell>
          <table:covered-table-cell table:style-name="ce37"/>
          <table:table-cell table:style-name="ce40" office:value-type="string" calcext:value-type="string">
            <text:p>Soupeř:</text:p>
          </table:table-cell>
          <table:table-cell table:style-name="ce33" office:value-type="string" calcext:value-type="string" table:number-columns-spanned="2" table:number-rows-spanned="2">
            <text:p>VS</text:p>
          </table:table-cell>
          <table:covered-table-cell table:style-name="ce37"/>
          <table:table-cell table:style-name="ce40" office:value-type="string" calcext:value-type="string">
            <text:p>Soupeř:</text:p>
          </table:table-cell>
          <table:table-cell table:style-name="ce33" office:value-type="string" calcext:value-type="string" table:number-columns-spanned="2" table:number-rows-spanned="2">
            <text:p>VS</text:p>
          </table:table-cell>
          <table:covered-table-cell table:style-name="ce37"/>
          <table:table-cell table:style-name="ce40" office:value-type="string" calcext:value-type="string">
            <text:p>Soupeř:</text:p>
          </table:table-cell>
          <table:table-cell table:style-name="ce33" office:value-type="string" calcext:value-type="string" table:number-columns-spanned="2" table:number-rows-spanned="2">
            <text:p>VS</text:p>
          </table:table-cell>
          <table:covered-table-cell table:style-name="ce37"/>
          <table:table-cell table:style-name="ce40" office:value-type="string" calcext:value-type="string">
            <text:p>Soupeř:</text:p>
          </table:table-cell>
          <table:table-cell table:style-name="ce33" office:value-type="string" calcext:value-type="string" table:number-columns-spanned="2" table:number-rows-spanned="2">
            <text:p>VS</text:p>
          </table:table-cell>
          <table:covered-table-cell table:style-name="ce37"/>
          <table:table-cell table:style-name="ce28" office:value-type="string" calcext:value-type="string">
            <text:p>Soupeř:</text:p>
          </table:table-cell>
          <table:table-cell/>
          <table:table-cell table:style-name="ce46" table:formula="of:=[.B57]" office:value-type="string" office:string-value="týms5" calcext:value-type="string" table:number-columns-spanned="2" table:number-rows-spanned="2">
            <text:p>týms5</text:p>
          </table:table-cell>
          <table:covered-table-cell table:style-name="ce55"/>
          <table:table-cell table:number-columns-repeated="1004"/>
        </table:table-row>
        <table:table-row table:style-name="ro1">
          <table:table-cell table:style-name="ce23" table:formula="of:=[.T59]" office:value-type="float" office:value="13.5" calcext:value-type="float">
            <text:p>13.5</text:p>
          </table:table-cell>
          <table:table-cell table:style-name="ce29" table:content-validation-name="val1" office:value-type="string" calcext:value-type="string">
            <text:p>týms5</text:p>
          </table:table-cell>
          <table:covered-table-cell table:number-columns-repeated="2" table:style-name="ce34"/>
          <table:table-cell table:style-name="ce41" table:content-validation-name="val1" office:value-type="string" calcext:value-type="string">
            <text:p>týms0</text:p>
          </table:table-cell>
          <table:covered-table-cell table:number-columns-repeated="2" table:style-name="ce34"/>
          <table:table-cell table:style-name="ce41" table:content-validation-name="val1" office:value-type="string" calcext:value-type="string">
            <text:p>týms1</text:p>
          </table:table-cell>
          <table:covered-table-cell table:number-columns-repeated="2" table:style-name="ce34"/>
          <table:table-cell table:style-name="ce41" table:content-validation-name="val1" office:value-type="string" calcext:value-type="string">
            <text:p>týms2</text:p>
          </table:table-cell>
          <table:covered-table-cell table:number-columns-repeated="2" table:style-name="ce34"/>
          <table:table-cell table:style-name="ce41" table:content-validation-name="val1" office:value-type="string" calcext:value-type="string">
            <text:p>týms3</text:p>
          </table:table-cell>
          <table:covered-table-cell table:number-columns-repeated="2" table:style-name="ce34"/>
          <table:table-cell table:style-name="ce4" table:content-validation-name="val1" office:value-type="string" calcext:value-type="string">
            <text:p>týms4</text:p>
          </table:table-cell>
          <table:table-cell/>
          <table:covered-table-cell table:style-name="ce47"/>
          <table:covered-table-cell table:style-name="ce56"/>
          <table:table-cell table:number-columns-repeated="1004"/>
        </table:table-row>
        <table:table-row table:style-name="ro1">
          <table:table-cell table:style-name="ce26" office:value-type="string" calcext:value-type="string">
            <text:p>kapitán</text:p>
          </table:table-cell>
          <table:table-cell table:style-name="ce30" table:formula="of:=VLOOKUP([.$B57];[$tools.$A$1:.$H$14];2)" office:value-type="string" office:string-value="kapitán" calcext:value-type="string">
            <text:p>kapitán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E57];[$tools.$A$1:.$H$14];2)" office:value-type="string" office:string-value="kapitán" calcext:value-type="string">
            <text:p>kapitán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H57];[$tools.$A$1:.$H$14];2)" office:value-type="string" office:string-value="kapitán" calcext:value-type="string">
            <text:p>kapitán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K57];[$tools.$A$1:.$H$14];2)" office:value-type="string" office:string-value="kapitán" calcext:value-type="string">
            <text:p>kapitán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N57];[$tools.$A$1:.$H$14];2)" office:value-type="string" office:string-value="kapitán" calcext:value-type="string">
            <text:p>kapitán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4" table:formula="of:=VLOOKUP([.$Q57];[$tools.$A$1:.$H$14];2)" office:value-type="string" office:string-value="kapitán" calcext:value-type="string">
            <text:p>kapitán</text:p>
          </table:table-cell>
          <table:table-cell/>
          <table:table-cell table:style-name="ce48" office:value-type="string" calcext:value-type="string">
            <text:p>Rating:</text:p>
          </table:table-cell>
          <table:table-cell table:style-name="ce57" table:formula="of:=ROUND((([.T59]/[.$U$4])+([.T60]/[.$U$5])+([.$U$6]/[.T61])+([.$U$7]/[.T62]))/4;2)" office:value-type="float" office:value="0.74" calcext:value-type="float">
            <text:p>0.74</text:p>
          </table:table-cell>
          <table:table-cell table:number-columns-repeated="1004"/>
        </table:table-row>
        <table:table-row table:style-name="ro1">
          <table:table-cell table:style-name="ce24" office:value-type="string" calcext:value-type="string">
            <text:p>hráč 1</text:p>
          </table:table-cell>
          <table:table-cell table:style-name="ce30" table:formula="of:=VLOOKUP([.$B57];[$tools.$A$1:.$H$14];3)" office:value-type="string" office:string-value="hráč 1" calcext:value-type="string">
            <text:p>hráč 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E57];[$tools.$A$1:.$H$14];3)" office:value-type="string" office:string-value="hráč 1" calcext:value-type="string">
            <text:p>hráč 1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VLOOKUP([.$H57];[$tools.$A$1:.$H$14];3)" office:value-type="string" office:string-value="hráč 1" calcext:value-type="string">
            <text:p>hráč 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K57];[$tools.$A$1:.$H$14];3)" office:value-type="string" office:string-value="hráč 1" calcext:value-type="string">
            <text:p>hráč 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N57];[$tools.$A$1:.$H$14];3)" office:value-type="string" office:string-value="hráč 1" calcext:value-type="string">
            <text:p>hráč 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4" table:formula="of:=VLOOKUP([.$Q57];[$tools.$A$1:.$H$14];3)" office:value-type="string" office:string-value="hráč 1" calcext:value-type="string">
            <text:p>hráč 1</text:p>
          </table:table-cell>
          <table:table-cell/>
          <table:table-cell table:style-name="ce52" office:value-type="string" calcext:value-type="string">
            <text:p>Skóre:</text:p>
          </table:table-cell>
          <table:table-cell table:style-name="ce62" table:formula="of:=SUM([.C58:.C64];[.F58:.F64];[.I58:.I64];[.L58:.L64];[.O58:.O64])/2" office:value-type="float" office:value="13.5" calcext:value-type="float">
            <text:p>13.5</text:p>
          </table:table-cell>
          <table:table-cell table:number-columns-repeated="1004"/>
        </table:table-row>
        <table:table-row table:style-name="ro1">
          <table:table-cell table:style-name="ce24" office:value-type="string" calcext:value-type="string">
            <text:p>hráč 2</text:p>
          </table:table-cell>
          <table:table-cell table:style-name="ce30" table:formula="of:=VLOOKUP([.$B57];[$tools.$A$1:.$H$14];4)" office:value-type="string" office:string-value="hráč 2" calcext:value-type="string">
            <text:p>hráč 2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E57];[$tools.$A$1:.$H$14];4)" office:value-type="string" office:string-value="hráč 2" calcext:value-type="string">
            <text:p>hráč 2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H57];[$tools.$A$1:.$H$14];4)" office:value-type="string" office:string-value="hráč 2" calcext:value-type="string">
            <text:p>hráč 2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K57];[$tools.$A$1:.$H$14];4)" office:value-type="string" office:string-value="hráč 2" calcext:value-type="string">
            <text:p>hráč 2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VLOOKUP([.$N57];[$tools.$A$1:.$H$14];4)" office:value-type="string" office:string-value="hráč 2" calcext:value-type="string">
            <text:p>hráč 2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4" table:formula="of:=VLOOKUP([.$Q57];[$tools.$A$1:.$H$14];4)" office:value-type="string" office:string-value="hráč 2" calcext:value-type="string">
            <text:p>hráč 2</text:p>
          </table:table-cell>
          <table:table-cell/>
          <table:table-cell table:style-name="ce53" office:value-type="string" calcext:value-type="string">
            <text:p>Výhry (2:0):</text:p>
          </table:table-cell>
          <table:table-cell table:style-name="ce59" table:number-matrix-columns-spanned="1" table:number-matrix-rows-spanned="1" table:formula="of:=COUNTIF({[.C58:.C64]|[.F58:.F64]|[.I58:.I64]|[.L58:.L64]|[.O58:.O64]})" office:value-type="string" office:string-value="" calcext:value-type="error">
            <text:p>Err:512</text:p>
          </table:table-cell>
          <table:table-cell table:number-columns-repeated="1004"/>
        </table:table-row>
        <table:table-row table:style-name="ro1">
          <table:table-cell table:style-name="ce24" office:value-type="string" calcext:value-type="string">
            <text:p>hráč 3</text:p>
          </table:table-cell>
          <table:table-cell table:style-name="ce30" table:formula="of:=VLOOKUP([.$B57];[$tools.$A$1:.$H$14];5)" office:value-type="string" office:string-value="hráč 3" calcext:value-type="string">
            <text:p>hráč 3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VLOOKUP([.$E57];[$tools.$A$1:.$H$14];5)" office:value-type="string" office:string-value="hráč 3" calcext:value-type="string">
            <text:p>hráč 3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H57];[$tools.$A$1:.$H$14];5)" office:value-type="string" office:string-value="hráč 3" calcext:value-type="string">
            <text:p>hráč 3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K57];[$tools.$A$1:.$H$14];5)" office:value-type="string" office:string-value="hráč 3" calcext:value-type="string">
            <text:p>hráč 3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N57];[$tools.$A$1:.$H$14];5)" office:value-type="string" office:string-value="hráč 3" calcext:value-type="string">
            <text:p>hráč 3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4" table:formula="of:=VLOOKUP([.$Q57];[$tools.$A$1:.$H$14];5)" office:value-type="string" office:string-value="hráč 3" calcext:value-type="string">
            <text:p>hráč 3</text:p>
          </table:table-cell>
          <table:table-cell/>
          <table:table-cell table:style-name="ce53" office:value-type="string" calcext:value-type="string">
            <text:p>Remízy (1:1):</text:p>
          </table:table-cell>
          <table:table-cell table:style-name="ce60" table:number-matrix-columns-spanned="1" table:number-matrix-rows-spanned="1" table:formula="of:=COUNTIF({[.C58:.C64]|[.F58:.F64]|[.I58:.I64]|[.L58:.L64]|[.O58:.O64]})" office:value-type="string" office:string-value="" calcext:value-type="error">
            <text:p>Err:512</text:p>
          </table:table-cell>
          <table:table-cell table:number-columns-repeated="1004"/>
        </table:table-row>
        <table:table-row table:style-name="ro1">
          <table:table-cell table:style-name="ce24" office:value-type="string" calcext:value-type="string">
            <text:p>hráč 4</text:p>
          </table:table-cell>
          <table:table-cell table:style-name="ce30" table:formula="of:=VLOOKUP([.$B57];[$tools.$A$1:.$H$14];6)" office:value-type="string" office:string-value="hráč 4" calcext:value-type="string">
            <text:p>hráč 4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E57];[$tools.$A$1:.$H$14];6)" office:value-type="string" office:string-value="hráč 4" calcext:value-type="string">
            <text:p>hráč 4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H57];[$tools.$A$1:.$H$14];6)" office:value-type="string" office:string-value="hráč 4" calcext:value-type="string">
            <text:p>hráč 4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VLOOKUP([.$K57];[$tools.$A$1:.$H$14];6)" office:value-type="string" office:string-value="hráč 4" calcext:value-type="string">
            <text:p>hráč 4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VLOOKUP([.$N57];[$tools.$A$1:.$H$14];6)" office:value-type="string" office:string-value="hráč 4" calcext:value-type="string">
            <text:p>hráč 4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4" table:formula="of:=VLOOKUP([.$Q57];[$tools.$A$1:.$H$14];6)" office:value-type="string" office:string-value="hráč 4" calcext:value-type="string">
            <text:p>hráč 4</text:p>
          </table:table-cell>
          <table:table-cell/>
          <table:table-cell table:style-name="ce54" office:value-type="string" calcext:value-type="string">
            <text:p>Prohry (0:2):</text:p>
          </table:table-cell>
          <table:table-cell table:style-name="ce61" table:number-matrix-columns-spanned="1" table:number-matrix-rows-spanned="1" table:formula="of:=COUNTIF({[.C58:.C64]|[.F58:.F64]|[.I58:.I64]|[.L58:.L64]|[.O58:.O64]})" office:value-type="string" office:string-value="" calcext:value-type="error">
            <text:p>Err:512</text:p>
          </table:table-cell>
          <table:table-cell table:number-columns-repeated="1004"/>
        </table:table-row>
        <table:table-row table:style-name="ro1">
          <table:table-cell table:style-name="ce24" office:value-type="string" calcext:value-type="string">
            <text:p>náhradník 1</text:p>
          </table:table-cell>
          <table:table-cell table:style-name="ce30" table:formula="of:=VLOOKUP([.$B57];[$tools.$A$1:.$H$14];7)" office:value-type="string" office:string-value="náhradník 1" calcext:value-type="string">
            <text:p>náhradník 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E57];[$tools.$A$1:.$H$14];7)" office:value-type="string" office:string-value="náhradník 1" calcext:value-type="string">
            <text:p>náhradník 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H57];[$tools.$A$1:.$H$14];7)" office:value-type="string" office:string-value="náhradník 1" calcext:value-type="string">
            <text:p>náhradník 1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42" table:formula="of:=VLOOKUP([.$K57];[$tools.$A$1:.$H$14];7)" office:value-type="string" office:string-value="náhradník 1" calcext:value-type="string">
            <text:p>náhradník 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table:formula="of:=VLOOKUP([.$N57];[$tools.$A$1:.$H$14];7)" office:value-type="string" office:string-value="náhradník 1" calcext:value-type="string">
            <text:p>náhradník 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4" table:formula="of:=VLOOKUP([.$Q57];[$tools.$A$1:.$H$14];7)" office:value-type="string" office:string-value="náhradník 1" calcext:value-type="string">
            <text:p>náhradník 1</text:p>
          </table:table-cell>
          <table:table-cell table:number-columns-repeated="1007"/>
        </table:table-row>
        <table:table-row table:style-name="ro1">
          <table:table-cell table:style-name="ce25" office:value-type="string" calcext:value-type="string">
            <text:p>náhradník 2</text:p>
          </table:table-cell>
          <table:table-cell table:style-name="ce31" table:formula="of:=VLOOKUP([.$B57];[$tools.$A$1:.$H$14];8)" office:value-type="string" office:string-value="náhradník 2" calcext:value-type="string">
            <text:p>náhradník 2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3" table:formula="of:=VLOOKUP([.$E57];[$tools.$A$1:.$H$14];8)" office:value-type="string" office:string-value="náhradník 2" calcext:value-type="string">
            <text:p>náhradník 2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43" table:formula="of:=VLOOKUP([.$H57];[$tools.$A$1:.$H$14];8)" office:value-type="string" office:string-value="náhradník 2" calcext:value-type="string">
            <text:p>náhradník 2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3" table:formula="of:=VLOOKUP([.$K57];[$tools.$A$1:.$H$14];8)" office:value-type="string" office:string-value="náhradník 2" calcext:value-type="string">
            <text:p>náhradník 2</text:p>
          </table:table-cell>
          <table:table-cell table:style-name="ce36" office:value-type="float" office:value="2" calcext:value-type="float">
            <text:p>2</text:p>
          </table:table-cell>
          <table:table-cell table:style-name="ce39" office:value-type="float" office:value="0" calcext:value-type="float">
            <text:p>0</text:p>
          </table:table-cell>
          <table:table-cell table:style-name="ce43" table:formula="of:=VLOOKUP([.$N57];[$tools.$A$1:.$H$14];8)" office:value-type="string" office:string-value="náhradník 2" calcext:value-type="string">
            <text:p>náhradník 2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45" table:formula="of:=VLOOKUP([.$Q57];[$tools.$A$1:.$H$14];8)" office:value-type="string" office:string-value="náhradník 2" calcext:value-type="string">
            <text:p>náhradník 2</text:p>
          </table:table-cell>
          <table:table-cell table:number-columns-repeated="1007"/>
        </table:table-row>
        <table:table-row table:style-name="ro1">
          <table:table-cell table:style-name="ce27"/>
          <table:table-cell table:style-name="ce32" table:number-columns-repeated="2"/>
          <table:table-cell table:style-name="ce27"/>
          <table:table-cell table:style-name="ce32"/>
          <table:table-cell table:style-name="ce27" table:number-columns-repeated="2"/>
          <table:table-cell table:style-name="ce32"/>
          <table:table-cell table:style-name="ce27" table:number-columns-repeated="2"/>
          <table:table-cell table:style-name="ce32"/>
          <table:table-cell table:style-name="ce27" table:number-columns-repeated="2"/>
          <table:table-cell table:style-name="ce32"/>
          <table:table-cell table:style-name="ce27" table:number-columns-repeated="2"/>
          <table:table-cell table:style-name="ce32"/>
          <table:table-cell table:number-columns-repeated="1007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ýmy.C3:Týmy.C9 Týmy.F3:Týmy.F9 Týmy.I3:Týmy.I9 Týmy.L3:Týmy.L9 Týmy.O3:Týmy.O9 Týmy.C14:Týmy.C20 Týmy.F14:Týmy.F20 Týmy.I14:Týmy.I20 Týmy.L14:Týmy.L20 Týmy.O14:Týmy.O20 Týmy.C25:Týmy.C31 Týmy.F25:Týmy.F31 Týmy.I25:Týmy.I31 Týmy.L25:Týmy.L31 Týmy.O25:Týmy.O31 Týmy.C36:Týmy.C42 Týmy.F36:Týmy.F42 Týmy.I36:Týmy.I42 Týmy.L36:Týmy.L42 Týmy.O36:Týmy.O42 Týmy.C47:Týmy.C53 Týmy.F47:Týmy.F53 Týmy.I47:Týmy.I53 Týmy.L47:Týmy.L53 Týmy.O47:Týmy.O53 Týmy.C58:Týmy.C64 Týmy.F58:Týmy.F64 Týmy.I58:Týmy.I64 Týmy.L58:Týmy.L64 Týmy.O58:Týmy.O64">
            <calcext:condition calcext:apply-style-name="ConditionalStyle_3" calcext:value="=2" calcext:base-cell-address="Týmy.C3"/>
          </calcext:conditional-format>
          <calcext:conditional-format calcext:target-range-address="Týmy.C3:Týmy.C9 Týmy.F3:Týmy.F9 Týmy.I3:Týmy.I9 Týmy.L3:Týmy.L9 Týmy.O3:Týmy.O9 Týmy.C14:Týmy.C20 Týmy.F14:Týmy.F20 Týmy.I14:Týmy.I20 Týmy.L14:Týmy.L20 Týmy.O14:Týmy.O20 Týmy.C25:Týmy.C31 Týmy.F25:Týmy.F31 Týmy.I25:Týmy.I31 Týmy.L25:Týmy.L31 Týmy.O25:Týmy.O31 Týmy.C36:Týmy.C42 Týmy.F36:Týmy.F42 Týmy.I36:Týmy.I42 Týmy.L36:Týmy.L42 Týmy.O36:Týmy.O42 Týmy.C47:Týmy.C53 Týmy.F47:Týmy.F53 Týmy.I47:Týmy.I53 Týmy.L47:Týmy.L53 Týmy.O47:Týmy.O53 Týmy.C58:Týmy.C64 Týmy.F58:Týmy.F64 Týmy.I58:Týmy.I64 Týmy.L58:Týmy.L64 Týmy.O58:Týmy.O64">
            <calcext:condition calcext:apply-style-name="ConditionalStyle_4" calcext:value="=1" calcext:base-cell-address="Týmy.C3"/>
          </calcext:conditional-format>
          <calcext:conditional-format calcext:target-range-address="Týmy.C3:Týmy.C9 Týmy.F3:Týmy.F9 Týmy.I3:Týmy.I9 Týmy.L3:Týmy.L9 Týmy.O3:Týmy.O9 Týmy.C14:Týmy.C20 Týmy.F14:Týmy.F20 Týmy.I14:Týmy.I20 Týmy.L14:Týmy.L20 Týmy.O14:Týmy.O20 Týmy.C25:Týmy.C31 Týmy.F25:Týmy.F31 Týmy.I25:Týmy.I31 Týmy.L25:Týmy.L31 Týmy.O25:Týmy.O31 Týmy.C36:Týmy.C42 Týmy.F36:Týmy.F42 Týmy.I36:Týmy.I42 Týmy.L36:Týmy.L42 Týmy.O36:Týmy.O42 Týmy.C47:Týmy.C53 Týmy.F47:Týmy.F53 Týmy.I47:Týmy.I53 Týmy.L47:Týmy.L53 Týmy.O47:Týmy.O53 Týmy.C58:Týmy.C64 Týmy.F58:Týmy.F64 Týmy.I58:Týmy.I64 Týmy.L58:Týmy.L64 Týmy.O58:Týmy.O64">
            <calcext:condition calcext:apply-style-name="ConditionalStyle_5" calcext:value="=0" calcext:base-cell-address="Týmy.C3"/>
          </calcext:conditional-format>
          <calcext:conditional-format calcext:target-range-address="Týmy.T3:Týmy.T3 Týmy.T14:Týmy.T14 Týmy.T25:Týmy.T25 Týmy.T36:Týmy.T36 Týmy.T47:Týmy.T47 Týmy.T58:Týmy.T58">
            <calcext:color-scale>
              <calcext:color-scale-entry calcext:value="0" calcext:type="minimum" calcext:color="#ea4335"/>
              <calcext:color-scale-entry calcext:value="50" calcext:type="percentile" calcext:color="#fbbc04"/>
              <calcext:color-scale-entry calcext:value="0" calcext:type="maximum" calcext:color="#34a853"/>
            </calcext:color-scale>
          </calcext:conditional-format>
        </calcext:conditional-formats>
      </table:table>
      <table:table table:name="tools" table:style-name="ta3">
        <table:table-column table:style-name="co2" table:number-columns-repeated="1024" table:default-cell-style-name="Default"/>
        <table:table-row table:style-name="ro1">
          <table:table-cell table:style-name="ce64" office:value-type="string" calcext:value-type="string">
            <text:p><text:s/>týmy</text:p>
          </table:table-cell>
          <table:table-cell table:style-name="ce64" office:value-type="string" calcext:value-type="string">
            <text:p>kapitán</text:p>
          </table:table-cell>
          <table:table-cell table:style-name="ce64" office:value-type="string" calcext:value-type="string">
            <text:p>hráč 1</text:p>
          </table:table-cell>
          <table:table-cell table:style-name="ce64" office:value-type="string" calcext:value-type="string">
            <text:p>hráč 2</text:p>
          </table:table-cell>
          <table:table-cell table:style-name="ce64" office:value-type="string" calcext:value-type="string">
            <text:p>hráč 3</text:p>
          </table:table-cell>
          <table:table-cell table:style-name="ce64" office:value-type="string" calcext:value-type="string">
            <text:p>hráč 4</text:p>
          </table:table-cell>
          <table:table-cell table:style-name="ce64" office:value-type="string" calcext:value-type="string">
            <text:p>náhradník 1</text:p>
          </table:table-cell>
          <table:table-cell table:style-name="ce64" office:value-type="string" calcext:value-type="string">
            <text:p>náhradník 2</text:p>
          </table:table-cell>
          <table:table-cell table:number-columns-repeated="2"/>
          <table:table-cell table:style-name="ce66" office:value-type="string" calcext:value-type="string">
            <text:p>ranking</text:p>
          </table:table-cell>
          <table:table-cell table:style-name="ce68" office:value-type="string" calcext:value-type="string">
            <text:p>total rating</text:p>
          </table:table-cell>
          <table:table-cell table:style-name="ce68" office:value-type="string" calcext:value-type="string">
            <text:p>Tým:</text:p>
          </table:table-cell>
          <table:table-cell table:style-name="ce68" office:value-type="string" calcext:value-type="string">
            <text:p>Skóre:</text:p>
          </table:table-cell>
          <table:table-cell table:style-name="ce68" office:value-type="string" calcext:value-type="string">
            <text:p>Výhry (2:0):</text:p>
          </table:table-cell>
          <table:table-cell table:style-name="ce68" office:value-type="string" calcext:value-type="string">
            <text:p>Remízy (1:1):</text:p>
          </table:table-cell>
          <table:table-cell table:style-name="ce68" office:value-type="string" calcext:value-type="string">
            <text:p>Prohry (0:2):</text:p>
          </table:table-cell>
          <table:table-cell table:number-columns-repeated="1007"/>
        </table:table-row>
        <table:table-row table:style-name="ro1">
          <table:table-cell table:style-name="ce65" table:number-columns-repeated="2"/>
          <table:table-cell table:number-columns-repeated="8"/>
          <table:table-cell table:style-name="ce67" table:formula="of:=RANK([.L2];[.$L$2:.$L$7];0)" office:value-type="float" office:value="1" calcext:value-type="float">
            <text:p>1</text:p>
          </table:table-cell>
          <table:table-cell table:style-name="ce69" table:formula="of:=[$Týmy.T3]" office:value-type="float" office:value="1.31" calcext:value-type="float">
            <text:p>1.31</text:p>
          </table:table-cell>
          <table:table-cell table:style-name="ce69" table:formula="of:=[$Týmy.S1]" office:value-type="string" office:string-value="týms0" calcext:value-type="string">
            <text:p>týms0</text:p>
          </table:table-cell>
          <table:table-cell table:style-name="ce69" table:formula="of:=[$Týmy.$T4]" office:value-type="float" office:value="21" calcext:value-type="float">
            <text:p>21</text:p>
          </table:table-cell>
          <table:table-cell table:style-name="ce69" table:formula="of:=[$Týmy.$T5]" office:value-type="float" office:value="17" calcext:value-type="float">
            <text:p>17</text:p>
          </table:table-cell>
          <table:table-cell table:style-name="ce69" table:formula="of:=[$Týmy.$T6]" office:value-type="float" office:value="10" calcext:value-type="float">
            <text:p>10</text:p>
          </table:table-cell>
          <table:table-cell table:style-name="ce69" table:formula="of:=[$Týmy.$T7]"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67" table:formula="of:=RANK([.L3];[.$L$2:.$L$7];0)" office:value-type="float" office:value="2" calcext:value-type="float">
            <text:p>2</text:p>
          </table:table-cell>
          <table:table-cell table:style-name="ce69" table:formula="of:=[$Týmy.T14]" office:value-type="float" office:value="1.25" calcext:value-type="float">
            <text:p>1.25</text:p>
          </table:table-cell>
          <table:table-cell table:style-name="ce69" table:formula="of:=[$Týmy.S12]" office:value-type="string" office:string-value="týms1" calcext:value-type="string">
            <text:p>týms1</text:p>
          </table:table-cell>
          <table:table-cell table:style-name="ce69" table:formula="of:=[$Týmy.$T15]" office:value-type="float" office:value="21" calcext:value-type="float">
            <text:p>21</text:p>
          </table:table-cell>
          <table:table-cell table:style-name="ce69" table:formula="of:=[$Týmy.$T16]" office:value-type="float" office:value="15" calcext:value-type="float">
            <text:p>15</text:p>
          </table:table-cell>
          <table:table-cell table:style-name="ce69" table:formula="of:=[$Týmy.$T17]" office:value-type="float" office:value="12" calcext:value-type="float">
            <text:p>12</text:p>
          </table:table-cell>
          <table:table-cell table:style-name="ce69" table:formula="of:=[$Týmy.$T18]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67" table:formula="of:=RANK([.L4];[.$L$2:.$L$7];0)" office:value-type="float" office:value="4" calcext:value-type="float">
            <text:p>4</text:p>
          </table:table-cell>
          <table:table-cell table:style-name="ce69" table:formula="of:=[$Týmy.T25]" office:value-type="float" office:value="0.97" calcext:value-type="float">
            <text:p>0.97</text:p>
          </table:table-cell>
          <table:table-cell table:style-name="ce69" table:formula="of:=[$Týmy.S23]" office:value-type="string" office:string-value="týms2" calcext:value-type="string">
            <text:p>týms2</text:p>
          </table:table-cell>
          <table:table-cell table:style-name="ce69" table:formula="of:=[$Týmy.$T26]" office:value-type="float" office:value="17.5" calcext:value-type="float">
            <text:p>17.5</text:p>
          </table:table-cell>
          <table:table-cell table:style-name="ce69" table:formula="of:=[$Týmy.$T27]" office:value-type="float" office:value="10" calcext:value-type="float">
            <text:p>10</text:p>
          </table:table-cell>
          <table:table-cell table:style-name="ce69" table:formula="of:=[$Týmy.$T28]" office:value-type="float" office:value="15" calcext:value-type="float">
            <text:p>15</text:p>
          </table:table-cell>
          <table:table-cell table:style-name="ce69" table:formula="of:=[$Týmy.$T29]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67" table:formula="of:=RANK([.L5];[.$L$2:.$L$7];0)" office:value-type="float" office:value="3" calcext:value-type="float">
            <text:p>3</text:p>
          </table:table-cell>
          <table:table-cell table:style-name="ce69" table:formula="of:=[$Týmy.T36]" office:value-type="float" office:value="0.99" calcext:value-type="float">
            <text:p>0.99</text:p>
          </table:table-cell>
          <table:table-cell table:style-name="ce69" table:formula="of:=[$Týmy.S34]" office:value-type="string" office:string-value="týms3" calcext:value-type="string">
            <text:p>týms3</text:p>
          </table:table-cell>
          <table:table-cell table:style-name="ce69" table:formula="of:=[$Týmy.$T37]" office:value-type="float" office:value="17" calcext:value-type="float">
            <text:p>17</text:p>
          </table:table-cell>
          <table:table-cell table:style-name="ce69" table:formula="of:=[$Týmy.$T38]" office:value-type="float" office:value="11" calcext:value-type="float">
            <text:p>11</text:p>
          </table:table-cell>
          <table:table-cell table:style-name="ce69" table:formula="of:=[$Týmy.$T39]" office:value-type="float" office:value="12" calcext:value-type="float">
            <text:p>12</text:p>
          </table:table-cell>
          <table:table-cell table:style-name="ce69" table:formula="of:=[$Týmy.$T40]" office:value-type="float" office:value="12" calcext:value-type="float">
            <text:p>12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67" table:formula="of:=RANK([.L6];[.$L$2:.$L$7];0)" office:value-type="float" office:value="5" calcext:value-type="float">
            <text:p>5</text:p>
          </table:table-cell>
          <table:table-cell table:style-name="ce69" table:formula="of:=[$Týmy.T47]" office:value-type="float" office:value="0.84" calcext:value-type="float">
            <text:p>0.84</text:p>
          </table:table-cell>
          <table:table-cell table:style-name="ce69" table:formula="of:=[$Týmy.S45]" office:value-type="string" office:string-value="týms4" calcext:value-type="string">
            <text:p>týms4</text:p>
          </table:table-cell>
          <table:table-cell table:style-name="ce69" table:formula="of:=[$Týmy.$T48]" office:value-type="float" office:value="15" calcext:value-type="float">
            <text:p>15</text:p>
          </table:table-cell>
          <table:table-cell table:style-name="ce69" table:formula="of:=[$Týmy.$T49]" office:value-type="float" office:value="8" calcext:value-type="float">
            <text:p>8</text:p>
          </table:table-cell>
          <table:table-cell table:style-name="ce69" table:formula="of:=[$Týmy.$T50]" office:value-type="float" office:value="14" calcext:value-type="float">
            <text:p>14</text:p>
          </table:table-cell>
          <table:table-cell table:style-name="ce69" table:formula="of:=[$Týmy.$T51]" office:value-type="float" office:value="13" calcext:value-type="float">
            <text:p>13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67" table:formula="of:=RANK([.L7];[.$L$2:.$L$7];0)" office:value-type="float" office:value="6" calcext:value-type="float">
            <text:p>6</text:p>
          </table:table-cell>
          <table:table-cell table:style-name="ce69" table:formula="of:=[$Týmy.T58]" office:value-type="float" office:value="0.74" calcext:value-type="float">
            <text:p>0.74</text:p>
          </table:table-cell>
          <table:table-cell table:style-name="ce69" table:formula="of:=[$Týmy.S56]" office:value-type="string" office:string-value="týms5" calcext:value-type="string">
            <text:p>týms5</text:p>
          </table:table-cell>
          <table:table-cell table:style-name="ce69" table:formula="of:=[$Týmy.$T59]" office:value-type="float" office:value="13.5" calcext:value-type="float">
            <text:p>13.5</text:p>
          </table:table-cell>
          <table:table-cell table:style-name="ce69" table:formula="of:=[$Týmy.$T60]" office:value-type="float" office:value="6" calcext:value-type="float">
            <text:p>6</text:p>
          </table:table-cell>
          <table:table-cell table:style-name="ce69" table:formula="of:=[$Týmy.$T61]" office:value-type="float" office:value="15" calcext:value-type="float">
            <text:p>15</text:p>
          </table:table-cell>
          <table:table-cell table:style-name="ce69" table:formula="of:=[$Týmy.$T62]" office:value-type="float" office:value="14" calcext:value-type="float">
            <text:p>14</text:p>
          </table:table-cell>
          <table:table-cell table:number-columns-repeated="1007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bbc04"/>
    </style:style>
    <style:style style:name="ConditionalStyle_5f_2" style:display-name="ConditionalStyle_2" style:family="table-cell" style:parent-style-name="Default">
      <style:table-cell-properties fo:background-color="#b7b7b7"/>
    </style:style>
    <style:style style:name="ConditionalStyle_5f_3" style:display-name="ConditionalStyle_3" style:family="table-cell" style:parent-style-name="Default">
      <style:table-cell-properties fo:background-color="#b7e1cd"/>
    </style:style>
    <style:style style:name="ConditionalStyle_5f_4" style:display-name="ConditionalStyle_4" style:family="table-cell" style:parent-style-name="Default">
      <style:table-cell-properties fo:background-color="#fce8b2"/>
    </style:style>
    <style:style style:name="ConditionalStyle_5f_5" style:display-name="ConditionalStyle_5" style:family="table-cell" style:parent-style-name="Default">
      <style:table-cell-properties fo:background-color="#f4c7c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ulka" style:display-name="PageStyle_Tabulk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ýmy" style:display-name="PageStyle_Tým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ols" style:display-name="PageStyle_tool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004" meta:object-count="0"/>
    <meta:generator>LibreOfficeDev/6.0.5.2$Linux_X86_64 LibreOffice_project/</meta:generator>
  </office:meta>
</office:document-meta>
</file>